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33cm"/>
    </style:style>
    <style:style style:family="table-column" style:name="co2">
      <style:table-column-properties fo:break-before="auto" style:column-width="7.747cm"/>
    </style:style>
    <style:style style:family="table-column" style:name="co3">
      <style:table-column-properties fo:break-before="auto" style:column-width="0.979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014cm"/>
    </style:style>
    <style:style style:family="table-column" style:name="co6">
      <style:table-column-properties fo:break-before="auto" style:column-width="3.161cm"/>
    </style:style>
    <style:style style:family="table-column" style:name="co7">
      <style:table-column-properties fo:break-before="auto" style:column-width="2.46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4.657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_20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 TWEEDE GEDEELTE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Default" table:number-columns-repeated="76"/>
        <table:table-column table:style-name="co5" table:default-cell-style-name="ce10"/>
        <table:table-column table:style-name="co4" table:default-cell-style-name="Default" table:number-columns-repeated="944"/>
        <table:table-row table:style-name="ro1">
          <table:table-cell ns41:value-type="string" table:number-rows-spanned="1" table:style-name="TL Title" table:number-columns-spanned="80" office:value-type="string">
            <text:p>PROVINCIE OVERIJSSEL. TWEEDE GEDEELTE. Gemeente's gewijze Indeeling der provincie. VERZAMELING VAN HET EERSTE GEDEELTE.</text:p>
          </table:table-cell>
          <table:covered-table-cell table:style-name="TL Title" table:number-columns-repeated="78"/>
          <table:covered-table-cell table:style-name="ce47"/>
          <table:table-cell table:number-columns-repeated="944"/>
        </table:table-row>
        <table:table-row table:style-name="ro1">
          <table:table-cell table:style-name="ce2" table:number-columns-repeated="80"/>
          <table:table-cell table:number-columns-repeated="944"/>
        </table:table-row>
        <table:table-row table:style-name="ro2">
          <table:table-cell ns41:value-type="string" table:number-rows-spanned="4" table:style-name="TL RowProperty" table:number-columns-spanned="1" office:value-type="string">
            <text:p>Stad/gemeente</text:p>
          </table:table-cell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8"/>
          <table:table-cell ns41:value-type="string" table:number-rows-spanned="2" table:style-name="TL ColHeader" table:number-columns-spanned="3" office:value-type="string">
            <text:p>Huizen</text:p>
          </table:table-cell>
          <table:covered-table-cell table:style-name="ce28"/>
          <table:covered-table-cell table:style-name="ce36"/>
          <table:table-cell ns41:value-type="string" table:number-rows-spanned="4" table:style-name="TL ColHeader" table:number-columns-spanned="1" office:value-type="string">
            <text:p>Bewoonde schepen</text:p>
          </table:table-cell>
          <table:table-cell ns41:value-type="string" table:number-rows-spanned="4" table:style-name="TL ColHeader" table:number-columns-spanned="1" office:value-type="string">
            <text:p>Bewoonde schepen en huizen</text:p>
          </table:table-cell>
          <table:table-cell ns41:value-type="string" table:number-rows-spanned="4" table:style-name="TL ColHeader" table:number-columns-spanned="1" office:value-type="string">
            <text:p>Huisgezinnen</text:p>
          </table:table-cell>
          <table:table-cell ns41:value-type="string" table:number-rows-spanned="2" table:style-name="TL ColHeader" table:number-columns-spanned="3" office:value-type="string">
            <text:p>Bewoners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68" office:value-type="string">
            <text:p>INDEELING DER BEWONERS NAAR</text:p>
          </table:table-cell>
          <table:covered-table-cell table:style-name="TL ColHeader" table:number-columns-repeated="66"/>
          <table:covered-table-cell table:style-name="ce44"/>
          <table:table-cell table:number-columns-repeated="944"/>
        </table:table-row>
        <table:table-row table:style-name="ro2">
          <table:covered-table-cell table:style-name="ce4"/>
          <table:covered-table-cell table:style-name="ce13"/>
          <table:table-cell table:style-name="ce18"/>
          <table:covered-table-cell table:style-name="ce21"/>
          <table:covered-table-cell table:style-name="ce29"/>
          <table:covered-table-cell table:style-name="ce37"/>
          <table:covered-table-cell table:style-name="TL ColHeader" table:number-columns-repeated="3"/>
          <table:covered-table-cell table:style-name="TL ColHeader" table:number-columns-repeated="3"/>
          <table:table-cell ns41:value-type="string" table:number-rows-spanned="1" table:style-name="TL ColHeader" table:number-columns-spanned="8" office:value-type="string">
            <text:p>Verblijf</text:p>
          </table:table-cell>
          <table:covered-table-cell table:style-name="TL ColHeader" table:number-columns-repeated="7"/>
          <table:table-cell ns41:value-type="string" table:number-rows-spanned="1" table:style-name="TL ColHeader" table:number-columns-spanned="6" office:value-type="string">
            <text:p>Burgerlijke staat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16" office:value-type="string">
            <text:p>Geboorteplaats</text:p>
          </table:table-cell>
          <table:covered-table-cell table:style-name="TL ColHeader" table:number-columns-repeated="15"/>
          <table:table-cell ns41:value-type="string" table:number-rows-spanned="1" table:style-name="TL ColHeader" table:number-columns-spanned="38" office:value-type="string">
            <text:p>Godsdienst</text:p>
          </table:table-cell>
          <table:covered-table-cell table:style-name="TL ColHeader" table:number-columns-repeated="36"/>
          <table:covered-table-cell table:style-name="ce13"/>
          <table:table-cell table:number-columns-repeated="944"/>
        </table:table-row>
        <table:table-row table:style-name="ro3">
          <table:covered-table-cell table:style-name="ce4"/>
          <table:covered-table-cell table:style-name="ce13"/>
          <table:table-cell table:style-name="ce19"/>
          <table:table-cell ns41:value-type="string" table:number-rows-spanned="2" table:style-name="TL ColHeader" table:number-columns-spanned="1" office:value-type="string">
            <text:p>Bewoonde</text:p>
          </table:table-cell>
          <table:table-cell ns41:value-type="string" table:number-rows-spanned="2" table:style-name="TL ColHeader" table:number-columns-spanned="1" office:value-type="string">
            <text:p>Onbewoonde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1" office:value-type="string">
            <text:p>Mannelijk</text:p>
          </table:table-cell>
          <table:table-cell ns41:value-type="string" table:number-rows-spanned="2" table:style-name="TL ColHeader" table:number-columns-spanned="1" office:value-type="string">
            <text:p>Vrouwelijk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style-name="TL ColHeader" table:number-columns-repeated="2" office:value-type="string">
            <text:p>Gewoon</text:p>
          </table:table-cell>
          <table:table-cell ns41:value-type="string" table:style-name="TL ColHeader" table:number-columns-repeated="2" office:value-type="string">
            <text:p>Tijdelijk</text:p>
          </table:table-cell>
          <table:table-cell ns41:value-type="string" table:style-name="TL ColHeader" table:number-columns-repeated="2" office:value-type="string">
            <text:p>Doortrekkend</text:p>
          </table:table-cell>
          <table:table-cell ns41:value-type="string" table:style-name="TL ColHeader" table:number-columns-repeated="2" office:value-type="string">
            <text:p>Personen tijdelijk afwezig, niet begrepen onder de vorige rubrieken</text:p>
          </table:table-cell>
          <table:table-cell ns41:value-type="string" table:style-name="TL ColHeader" table:number-columns-repeated="2" office:value-type="string">
            <text:p>Ongehuwd</text:p>
          </table:table-cell>
          <table:table-cell ns41:value-type="string" table:style-name="TL ColHeader" table:number-columns-repeated="2" office:value-type="string">
            <text:p>Gehuwd</text:p>
          </table:table-cell>
          <table:table-cell ns41:value-type="string" table:style-name="TL ColHeader" office:value-type="string">
            <text:p>Weduwnaars</text:p>
          </table:table-cell>
          <table:table-cell ns41:value-type="string" table:style-name="TL ColHeader" office:value-type="string">
            <text:p>Weduwen</text:p>
          </table:table-cell>
          <table:table-cell ns41:value-type="string" table:style-name="TL ColHeader" table:number-columns-repeated="2" office:value-type="string">
            <text:p>In de gemeente</text:p>
          </table:table-cell>
          <table:table-cell ns41:value-type="string" table:style-name="TL ColHeader" table:number-columns-repeated="2" office:value-type="string">
            <text:p>In de provincie buiten de gemeente</text:p>
          </table:table-cell>
          <table:table-cell ns41:value-type="string" table:style-name="TL ColHeader" table:number-columns-repeated="2" office:value-type="string">
            <text:p>In eene andere provincie binnen het Rijk</text:p>
          </table:table-cell>
          <table:table-cell ns41:value-type="string" table:style-name="TL ColHeader" table:number-columns-repeated="2" office:value-type="string">
            <text:p>In de bezittingen buiten Europa</text:p>
          </table:table-cell>
          <table:table-cell ns41:value-type="string" table:style-name="TL ColHeader" table:number-columns-repeated="2" office:value-type="string">
            <text:p>In Duitschland</text:p>
          </table:table-cell>
          <table:table-cell ns41:value-type="string" table:style-name="TL ColHeader" table:number-columns-repeated="2" office:value-type="string">
            <text:p>In België</text:p>
          </table:table-cell>
          <table:table-cell ns41:value-type="string" table:style-name="TL ColHeader" table:number-columns-repeated="2" office:value-type="string">
            <text:p>In Engeland</text:p>
          </table:table-cell>
          <table:table-cell ns41:value-type="string" table:style-name="TL ColHeader" table:number-columns-repeated="2" office:value-type="string">
            <text:p>In andere vreemde landen</text:p>
          </table:table-cell>
          <table:table-cell ns41:value-type="string" table:style-name="TL ColHeader" table:number-columns-repeated="2" office:value-type="string">
            <text:p>Nederduitsch Hervormden</text:p>
          </table:table-cell>
          <table:table-cell ns41:value-type="string" table:style-name="TL ColHeader" table:number-columns-repeated="2" office:value-type="string">
            <text:p>Fransche of Waalsche Hervormdene </text:p>
          </table:table-cell>
          <table:table-cell ns41:value-type="string" table:style-name="TL ColHeader" table:number-columns-repeated="2" office:value-type="string">
            <text:p>Engelsche of Presbijteriaansche Hervormden</text:p>
          </table:table-cell>
          <table:table-cell ns41:value-type="string" table:style-name="TL ColHeader" table:number-columns-repeated="2" office:value-type="string">
            <text:p>Leden der Schotse gemeente.</text:p>
          </table:table-cell>
          <table:table-cell ns41:value-type="string" table:style-name="TL ColHeader" table:number-columns-repeated="2" office:value-type="string">
            <text:p>Anglicaansche Episcopalen</text:p>
          </table:table-cell>
          <table:table-cell ns41:value-type="string" table:style-name="TL ColHeader" table:number-columns-repeated="2" office:value-type="string">
            <text:p>Evangelisch Luterschen</text:p>
          </table:table-cell>
          <table:table-cell ns41:value-type="string" table:style-name="TL ColHeader" table:number-columns-repeated="2" office:value-type="string">
            <text:p>Herstelde Luterschen</text:p>
          </table:table-cell>
          <table:table-cell ns41:value-type="string" table:style-name="TL ColHeader" table:number-columns-repeated="2" office:value-type="string">
            <text:p>Doopsgezinden of Mennonieten</text:p>
          </table:table-cell>
          <table:table-cell ns41:value-type="string" table:style-name="TL ColHeader" table:number-columns-repeated="2" office:value-type="string">
            <text:p>Remonstranten</text:p>
          </table:table-cell>
          <table:table-cell ns41:value-type="string" table:style-name="TL ColHeader" table:number-columns-repeated="2" office:value-type="string">
            <text:p>Hernhutters of Moravische Broeders</text:p>
          </table:table-cell>
          <table:table-cell ns41:value-type="string" table:style-name="TL ColHeader" table:number-columns-repeated="2" office:value-type="string">
            <text:p>Kwakers</text:p>
          </table:table-cell>
          <table:table-cell ns41:value-type="string" table:style-name="TL ColHeader" table:number-columns-repeated="2" office:value-type="string">
            <text:p>Christelijk Afgescheidenen</text:p>
          </table:table-cell>
          <table:table-cell ns41:value-type="string" table:style-name="TL ColHeader" table:number-columns-repeated="2" office:value-type="string">
            <text:p>Roomsch Catholijken</text:p>
          </table:table-cell>
          <table:table-cell ns41:value-type="string" table:style-name="TL ColHeader" table:number-columns-repeated="2" office:value-type="string">
            <text:p>Oud-Roomschen of van de Bisschoppelijke Klerezie</text:p>
          </table:table-cell>
          <table:table-cell ns41:value-type="string" table:style-name="TL ColHeader" table:number-columns-repeated="2" office:value-type="string">
            <text:p>Grieken</text:p>
          </table:table-cell>
          <table:table-cell ns41:value-type="string" table:style-name="TL ColHeader" table:number-columns-repeated="2" office:value-type="string">
            <text:p>Armenianen</text:p>
          </table:table-cell>
          <table:table-cell ns41:value-type="string" table:style-name="TL ColHeader" table:number-columns-repeated="2" office:value-type="string">
            <text:p>Nederduitsche Israëliten</text:p>
          </table:table-cell>
          <table:table-cell ns41:value-type="string" table:style-name="TL ColHeader" table:number-columns-repeated="2" office:value-type="string">
            <text:p>Portugesche Israëliten</text:p>
          </table:table-cell>
          <table:table-cell ns41:value-type="string" table:style-name="TL ColHeader" office:value-type="string">
            <text:p>Onbekend en tot geene der genoemde gezindheden behoorende</text:p>
          </table:table-cell>
          <table:table-cell ns41:value-type="string" table:style-name="TL ColHeader" office:value-type="string">
            <text:p>Onbekend en tot geene der genoemde gezindheden behoorende</text:p>
          </table:table-cell>
          <table:table-cell table:number-columns-repeated="944"/>
        </table:table-row>
        <table:table-row table:style-name="ro1">
          <table:covered-table-cell table:style-name="ce5"/>
          <table:covered-table-cell table:style-name="ce14"/>
          <table:table-cell table:style-name="ce18"/>
          <table:covered-table-cell table:style-name="ce23"/>
          <table:covered-table-cell table:style-name="TL ColHeader" table:number-columns-repeated="8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table:style-name="TL ColHeader" table:number-columns-repeated="2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table:number-columns-repeated="944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3218" office:value-type="float">
            <text:p>3,21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382" office:value-type="float">
            <text:p>3,38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277" office:value-type="float">
            <text:p>3,277</text:p>
          </table:table-cell>
          <table:table-cell ns41:value-type="float" table:style-name="TL Data" office:value="3974" office:value-type="float">
            <text:p>3,974</text:p>
          </table:table-cell>
          <table:table-cell ns41:value-type="float" table:style-name="TL Data" office:value="8457" office:value-type="float">
            <text:p>8,457</text:p>
          </table:table-cell>
          <table:table-cell ns41:value-type="float" table:style-name="TL Data" office:value="9711" office:value-type="float">
            <text:p>9,711</text:p>
          </table:table-cell>
          <table:table-cell ns41:value-type="float" table:style-name="TL Data" office:value="18168" office:value-type="float">
            <text:p>18,168</text:p>
          </table:table-cell>
          <table:table-cell ns41:value-type="float" table:style-name="TL Data" office:value="8081" office:value-type="float">
            <text:p>8,081</text:p>
          </table:table-cell>
          <table:table-cell ns41:value-type="float" table:style-name="TL Data" office:value="9557" office:value-type="float">
            <text:p>9,557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371" office:value-type="float">
            <text:p>5,371</text:p>
          </table:table-cell>
          <table:table-cell ns41:value-type="float" table:style-name="TL Data" office:value="6086" office:value-type="float">
            <text:p>6,086</text:p>
          </table:table-cell>
          <table:table-cell ns41:value-type="float" table:style-name="TL Data" office:value="2766" office:value-type="float">
            <text:p>2,766</text:p>
          </table:table-cell>
          <table:table-cell ns41:value-type="float" table:style-name="TL Data" office:value="2740" office:value-type="float">
            <text:p>2,740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6360" office:value-type="float">
            <text:p>6,360</text:p>
          </table:table-cell>
          <table:table-cell ns41:value-type="float" table:style-name="TL Data" office:value="7009" office:value-type="float">
            <text:p>7,009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1324" office:value-type="float">
            <text:p>1,324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1220" office:value-type="float">
            <text:p>1,2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588" office:value-type="float">
            <text:p>5,588</text:p>
          </table:table-cell>
          <table:table-cell ns41:value-type="float" table:style-name="TL Data" office:value="6381" office:value-type="float">
            <text:p>6,38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73" table:style-name="TL Data" table:number-columns-repeated="2" office:value-type="float">
            <text:p>17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148" office:value-type="float">
            <text:p>2,148</text:p>
          </table:table-cell>
          <table:table-cell ns41:value-type="float" table:style-name="TL Data" office:value="2523" office:value-type="float">
            <text:p>2,52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05" office:value-type="float">
            <text:p>305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Deventer</text:p>
          </table:table-cell>
          <table:table-cell/>
          <table:table-cell ns41:value-type="float" table:style-name="TL Data" office:value="2717" office:value-type="float">
            <text:p>2,717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038" office:value-type="float">
            <text:p>3,0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770" office:value-type="float">
            <text:p>2,770</text:p>
          </table:table-cell>
          <table:table-cell ns41:value-type="float" table:style-name="TL Data" office:value="3316" office:value-type="float">
            <text:p>3,316</text:p>
          </table:table-cell>
          <table:table-cell ns41:value-type="float" table:style-name="TL Data" office:value="7490" office:value-type="float">
            <text:p>7,490</text:p>
          </table:table-cell>
          <table:table-cell ns41:value-type="float" table:style-name="TL Data" office:value="7768" office:value-type="float">
            <text:p>7,768</text:p>
          </table:table-cell>
          <table:table-cell ns41:value-type="float" table:style-name="TL Data" office:value="15258" office:value-type="float">
            <text:p>15,258</text:p>
          </table:table-cell>
          <table:table-cell ns41:value-type="float" table:style-name="TL Data" office:value="6836" office:value-type="float">
            <text:p>6,836</text:p>
          </table:table-cell>
          <table:table-cell ns41:value-type="float" table:style-name="TL Data" office:value="7507" office:value-type="float">
            <text:p>7,507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803" office:value-type="float">
            <text:p>4,803</text:p>
          </table:table-cell>
          <table:table-cell ns41:value-type="float" table:style-name="TL Data" office:value="4601" office:value-type="float">
            <text:p>4,601</text:p>
          </table:table-cell>
          <table:table-cell ns41:value-type="float" table:style-name="TL Data" office:value="2427" office:value-type="float">
            <text:p>2,427</text:p>
          </table:table-cell>
          <table:table-cell ns41:value-type="float" table:style-name="TL Data" office:value="2434" office:value-type="float">
            <text:p>2,43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4669" office:value-type="float">
            <text:p>4,669</text:p>
          </table:table-cell>
          <table:table-cell ns41:value-type="float" table:style-name="TL Data" office:value="4748" office:value-type="float">
            <text:p>4,748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1121" office:value-type="float">
            <text:p>1,121</text:p>
          </table:table-cell>
          <table:table-cell ns41:value-type="float" table:style-name="TL Data" office:value="1792" office:value-type="float">
            <text:p>1,792</text:p>
          </table:table-cell>
          <table:table-cell ns41:value-type="float" table:style-name="TL Data" office:value="1767" office:value-type="float">
            <text:p>1,76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91" office:value-type="float">
            <text:p>5,091</text:p>
          </table:table-cell>
          <table:table-cell ns41:value-type="float" table:style-name="TL Data" office:value="5430" office:value-type="float">
            <text:p>5,4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2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32" office:value-type="float">
            <text:p>1,932</text:p>
          </table:table-cell>
          <table:table-cell ns41:value-type="string" table:style-name="TL Data" office:value-type="string">
            <text:p>1.9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Kampen</text:p>
          </table:table-cell>
          <table:table-cell/>
          <table:table-cell ns41:value-type="float" table:style-name="TL Data" office:value="1755" office:value-type="float">
            <text:p>1,75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015" office:value-type="float">
            <text:p>2,015</text:p>
          </table:table-cell>
          <table:table-cell table:style-name="TL Data"/>
          <table:table-cell ns41:value-type="float" table:style-name="TL Data" office:value="1755" office:value-type="float">
            <text:p>1,755</text:p>
          </table:table-cell>
          <table:table-cell ns41:value-type="float" table:style-name="TL Data" office:value="2284" office:value-type="float">
            <text:p>2,284</text:p>
          </table:table-cell>
          <table:table-cell ns41:value-type="float" table:style-name="TL Data" office:value="5095" office:value-type="float">
            <text:p>5,095</text:p>
          </table:table-cell>
          <table:table-cell ns41:value-type="float" table:style-name="TL Data" office:value="5788" office:value-type="float">
            <text:p>5,788</text:p>
          </table:table-cell>
          <table:table-cell ns41:value-type="float" table:style-name="TL Data" office:value="10883" office:value-type="float">
            <text:p>10,883</text:p>
          </table:table-cell>
          <table:table-cell ns41:value-type="float" table:style-name="TL Data" office:value="4957" office:value-type="float">
            <text:p>4,957</text:p>
          </table:table-cell>
          <table:table-cell ns41:value-type="float" table:style-name="TL Data" office:value="5646" office:value-type="float">
            <text:p>5,64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176" office:value-type="float">
            <text:p>3,176</text:p>
          </table:table-cell>
          <table:table-cell ns41:value-type="float" table:style-name="TL Data" office:value="3532" office:value-type="float">
            <text:p>3,532</text:p>
          </table:table-cell>
          <table:table-cell ns41:value-type="float" table:style-name="TL Data" office:value="1701" office:value-type="float">
            <text:p>1,701</text:p>
          </table:table-cell>
          <table:table-cell ns41:value-type="float" table:style-name="TL Data" office:value="1714" office:value-type="float">
            <text:p>1,714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3567" office:value-type="float">
            <text:p>3,567</text:p>
          </table:table-cell>
          <table:table-cell ns41:value-type="float" table:style-name="TL Data" office:value="3743" office:value-type="float">
            <text:p>3,743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1044" office:value-type="float">
            <text:p>1,04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57" office:value-type="float">
            <text:p>3,757</text:p>
          </table:table-cell>
          <table:table-cell ns41:value-type="float" table:style-name="TL Data" office:value="4336" office:value-type="float">
            <text:p>4,33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68" office:value-type="float">
            <text:p>16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7690" office:value-type="float">
            <text:p>7,690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8435" office:value-type="float">
            <text:p>8,43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802" office:value-type="float">
            <text:p>7,802</text:p>
          </table:table-cell>
          <table:table-cell ns41:value-type="float" table:style-name="TL Data" office:value="9574" office:value-type="float">
            <text:p>9,574</text:p>
          </table:table-cell>
          <table:table-cell ns41:value-type="float" table:style-name="TL Data" office:value="21042" office:value-type="float">
            <text:p>21,042</text:p>
          </table:table-cell>
          <table:table-cell ns41:value-type="float" table:style-name="TL Data" office:value="23267" office:value-type="float">
            <text:p>23,267</text:p>
          </table:table-cell>
          <table:table-cell ns41:value-type="float" table:style-name="TL Data" office:value="44309" office:value-type="float">
            <text:p>44,309</text:p>
          </table:table-cell>
          <table:table-cell ns41:value-type="float" table:style-name="TL Data" office:value="19874" office:value-type="float">
            <text:p>19,874</text:p>
          </table:table-cell>
          <table:table-cell ns41:value-type="float" table:style-name="TL Data" office:value="22710" office:value-type="float">
            <text:p>22,710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350" office:value-type="float">
            <text:p>13,350</text:p>
          </table:table-cell>
          <table:table-cell ns41:value-type="float" table:style-name="TL Data" office:value="14219" office:value-type="float">
            <text:p>14,219</text:p>
          </table:table-cell>
          <table:table-cell ns41:value-type="float" table:style-name="TL Data" office:value="6894" office:value-type="float">
            <text:p>6,894</text:p>
          </table:table-cell>
          <table:table-cell ns41:value-type="float" table:style-name="TL Data" office:value="6888" office:value-type="float">
            <text:p>6,888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2160" office:value-type="float">
            <text:p>2,160</text:p>
          </table:table-cell>
          <table:table-cell ns41:value-type="float" table:style-name="TL Data" office:value="14596" office:value-type="float">
            <text:p>14,596</text:p>
          </table:table-cell>
          <table:table-cell ns41:value-type="float" table:style-name="TL Data" office:value="15500" office:value-type="float">
            <text:p>15,500</text:p>
          </table:table-cell>
          <table:table-cell ns41:value-type="float" table:style-name="TL Data" office:value="2284" office:value-type="float">
            <text:p>2,284</text:p>
          </table:table-cell>
          <table:table-cell ns41:value-type="float" table:style-name="TL Data" office:value="3326" office:value-type="float">
            <text:p>3,326</text:p>
          </table:table-cell>
          <table:table-cell ns41:value-type="float" table:style-name="TL Data" office:value="3541" office:value-type="float">
            <text:p>3,541</text:p>
          </table:table-cell>
          <table:table-cell ns41:value-type="float" table:style-name="TL Data" office:value="4031" office:value-type="float">
            <text:p>4,03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436" office:value-type="float">
            <text:p>14,436</text:p>
          </table:table-cell>
          <table:table-cell ns41:value-type="float" table:style-name="TL Data" office:value="16147" office:value-type="float">
            <text:p>16,14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85" table:style-name="TL Data" table:number-columns-repeated="2" office:value-type="float">
            <text:p>185</text:p>
          </table:table-cell>
          <table:table-cell ns41:value-type="float" table:style-name="TL Data" office:value="4948" office:value-type="float">
            <text:p>4948</text:p>
          </table:table-cell>
          <table:table-cell ns41:value-type="float" table:style-name="TL Data" office:value="5413" office:value-type="float">
            <text:p>5,4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Almelo (Stad)</text:p>
          </table:table-cell>
          <table:table-cell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68" office:value-type="float">
            <text:p>768</text:p>
          </table:table-cell>
          <table:table-cell table:style-name="TL Data"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1645" office:value-type="float">
            <text:p>1,645</text:p>
          </table:table-cell>
          <table:table-cell ns41:value-type="float" table:style-name="TL Data" office:value="1803" office:value-type="float">
            <text:p>1,803</text:p>
          </table:table-cell>
          <table:table-cell ns41:value-type="float" table:style-name="TL Data" office:value="3448" office:value-type="float">
            <text:p>3,448</text:p>
          </table:table-cell>
          <table:table-cell ns41:value-type="float" table:style-name="TL Data" office:value="1610" office:value-type="float">
            <text:p>1,610</text:p>
          </table:table-cell>
          <table:table-cell ns41:value-type="float" table:style-name="TL Data" office:value="1749" office:value-type="float">
            <text:p>1,74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37" office:value-type="float">
            <text:p>1,037</text:p>
          </table:table-cell>
          <table:table-cell ns41:value-type="float" table:style-name="TL Data" office:value="1094" office:value-type="float">
            <text:p>1,094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151" office:value-type="float">
            <text:p>1,151</text:p>
          </table:table-cell>
          <table:table-cell ns41:value-type="float" table:style-name="TL Data" office:value="1135" office:value-type="float">
            <text:p>1,13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10" office:value-type="float">
            <text:p>1,210</text:p>
          </table:table-cell>
          <table:table-cell ns41:value-type="float" table:style-name="TL Data" office:value="1388" office:value-type="float">
            <text:p>1,3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8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 table:number-columns-repeated="6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Almelo (Ambt)</text:p>
          </table:table-cell>
          <table:table-cell/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99" office:value-type="float">
            <text:p>599</text:p>
          </table:table-cell>
          <table:table-cell table:style-name="TL Data"/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629" office:value-type="float">
            <text:p>1,629</text:p>
          </table:table-cell>
          <table:table-cell ns41:value-type="float" table:style-name="TL Data" office:value="1551" office:value-type="float">
            <text:p>1,551</text:p>
          </table:table-cell>
          <table:table-cell ns41:value-type="float" table:style-name="TL Data" office:value="3180" office:value-type="float">
            <text:p>3,180</text:p>
          </table:table-cell>
          <table:table-cell ns41:value-type="float" table:style-name="TL Data" office:value="1604" office:value-type="float">
            <text:p>1,604</text:p>
          </table:table-cell>
          <table:table-cell ns41:value-type="float" table:style-name="TL Data" office:value="1524" office:value-type="float">
            <text:p>1,5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40" office:value-type="float">
            <text:p>1,040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267" office:value-type="float">
            <text:p>1,267</text:p>
          </table:table-cell>
          <table:table-cell ns41:value-type="float" table:style-name="TL Data" office:value="1182" office:value-type="float">
            <text:p>1,182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78" office:value-type="float">
            <text:p>1,278</text:p>
          </table:table-cell>
          <table:table-cell ns41:value-type="float" table:style-name="TL Data" office:value="1221" office:value-type="float">
            <text:p>1,221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16" office:value-type="float">
            <text:p>316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Avereest</text:p>
          </table:table-cell>
          <table:table-cell/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1078" office:value-type="float">
            <text:p>1,078</text:p>
          </table:table-cell>
          <table:table-cell ns41:value-type="float" table:style-name="TL Data" office:value="2829" office:value-type="float">
            <text:p>2,829</text:p>
          </table:table-cell>
          <table:table-cell ns41:value-type="float" table:style-name="TL Data" office:value="2747" office:value-type="float">
            <text:p>2,747</text:p>
          </table:table-cell>
          <table:table-cell ns41:value-type="float" table:style-name="TL Data" office:value="5576" office:value-type="float">
            <text:p>5,576</text:p>
          </table:table-cell>
          <table:table-cell ns41:value-type="float" table:style-name="TL Data" office:value="2673" office:value-type="float">
            <text:p>2,673</text:p>
          </table:table-cell>
          <table:table-cell ns41:value-type="float" table:style-name="TL Data" office:value="2614" office:value-type="float">
            <text:p>2,61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25" office:value-type="float">
            <text:p>1,825</text:p>
          </table:table-cell>
          <table:table-cell ns41:value-type="float" table:style-name="TL Data" office:value="1653" office:value-type="float">
            <text:p>1,653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157" office:value-type="float">
            <text:p>1,157</text:p>
          </table:table-cell>
          <table:table-cell ns41:value-type="float" table:style-name="TL Data" office:value="1041" office:value-type="float">
            <text:p>1,041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00" office:value-type="float">
            <text:p>2,200</text:p>
          </table:table-cell>
          <table:table-cell ns41:value-type="float" table:style-name="TL Data" office:value="2151" office:value-type="float">
            <text:p>2,15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95" office:value-type="float">
            <text:p>395</text:p>
          </table:table-cell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Bathmen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4" office:value-type="float">
            <text:p>254</text:p>
          </table:table-cell>
          <table:table-cell table:style-name="TL Data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1530" office:value-type="float">
            <text:p>1,530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684" office:value-type="float">
            <text:p>68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Blankenham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office:value="44" table:style-name="TL Data" table:number-columns-repeated="2" office:value-type="float">
            <text:p>4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10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 table:number-columns-repeated="22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Blokzijl</text:p>
          </table:table-cell>
          <table:table-cell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1547" office:value-type="float">
            <text:p>1,547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647" office:value-type="float">
            <text:p>647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7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Borne</text:p>
          </table:table-cell>
          <table:table-cell/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20" office:value-type="float">
            <text:p>520</text:p>
          </table:table-cell>
          <table:table-cell table:style-name="TL Data"/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1686" office:value-type="float">
            <text:p>1,686</text:p>
          </table:table-cell>
          <table:table-cell ns41:value-type="float" table:style-name="TL Data" office:value="1731" office:value-type="float">
            <text:p>1,731</text:p>
          </table:table-cell>
          <table:table-cell ns41:value-type="float" table:style-name="TL Data" office:value="3417" office:value-type="float">
            <text:p>3,417</text:p>
          </table:table-cell>
          <table:table-cell ns41:value-type="float" table:style-name="TL Data" office:value="1650" office:value-type="float">
            <text:p>1,650</text:p>
          </table:table-cell>
          <table:table-cell ns41:value-type="float" table:style-name="TL Data" office:value="1691" office:value-type="float">
            <text:p>1,69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44" office:value-type="float">
            <text:p>1,144</text:p>
          </table:table-cell>
          <table:table-cell ns41:value-type="float" table:style-name="TL Data" office:value="1121" office:value-type="float">
            <text:p>1,121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20" office:value-type="float">
            <text:p>1,320</text:p>
          </table:table-cell>
          <table:table-cell ns41:value-type="float" table:style-name="TL Data" office:value="1286" office:value-type="float">
            <text:p>1,286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94" office:value-type="float">
            <text:p>394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8"/>
          <table:table-cell ns41:value-type="float" table:style-name="TL Data" office:value="1216" office:value-type="float">
            <text:p>1,216</text:p>
          </table:table-cell>
          <table:table-cell ns41:value-type="float" table:style-name="TL Data" office:value="1276" office:value-type="float">
            <text:p>1,276</text:p>
          </table:table-cell>
          <table:table-cell table:style-name="TL Data" table:number-columns-repeated="6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Dalfsen</text:p>
          </table:table-cell>
          <table:table-cell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79" office:value-type="float">
            <text:p>779</text:p>
          </table:table-cell>
          <table:table-cell table:style-name="TL Data"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2426" office:value-type="float">
            <text:p>2,426</text:p>
          </table:table-cell>
          <table:table-cell ns41:value-type="float" table:style-name="TL Data" office:value="2349" office:value-type="float">
            <text:p>2,349</text:p>
          </table:table-cell>
          <table:table-cell ns41:value-type="float" table:style-name="TL Data" office:value="4775" office:value-type="float">
            <text:p>4,775</text:p>
          </table:table-cell>
          <table:table-cell ns41:value-type="float" table:style-name="TL Data" office:value="2390" office:value-type="float">
            <text:p>2,390</text:p>
          </table:table-cell>
          <table:table-cell ns41:value-type="float" table:style-name="TL Data" office:value="2312" office:value-type="float">
            <text:p>2,312</text:p>
          </table:table-cell>
          <table:table-cell ns41:value-type="float" office:value="27" table:style-name="TL Data" table:number-columns-repeated="2" office:value-type="float">
            <text:p>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70" office:value-type="float">
            <text:p>1,570</text:p>
          </table:table-cell>
          <table:table-cell ns41:value-type="float" table:style-name="TL Data" office:value="1417" office:value-type="float">
            <text:p>1,417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42" office:value-type="float">
            <text:p>1,842</text:p>
          </table:table-cell>
          <table:table-cell ns41:value-type="float" table:style-name="TL Data" office:value="1774" office:value-type="float">
            <text:p>1,774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55" office:value-type="float">
            <text:p>1,555</text:p>
          </table:table-cell>
          <table:table-cell ns41:value-type="float" table:style-name="TL Data" office:value="1505" office:value-type="float">
            <text:p>1,50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755" office:value-type="float">
            <text:p>755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Delden (Stad)</text:p>
          </table:table-cell>
          <table:table-cell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5" office:value-type="float">
            <text:p>285</text:p>
          </table:table-cell>
          <table:table-cell table:style-name="TL Data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565" office:value-type="float">
            <text:p>1,565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office:value="242" table:style-name="TL Data" table:number-columns-repeated="2" office:value-type="float">
            <text:p>24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402" office:value-type="float">
            <text:p>402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 table:number-columns-repeated="6"/>
          <table:table-cell ns41:value-type="float" office:value="30" table:style-name="TL Data" table:number-columns-repeated="2" office:value-type="float">
            <text:p>3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Delden (Ambt)</text:p>
          </table:table-cell>
          <table:table-cell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13" office:value-type="float">
            <text:p>513</text:p>
          </table:table-cell>
          <table:table-cell table:style-name="TL Data"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1614" office:value-type="float">
            <text:p>1,614</text:p>
          </table:table-cell>
          <table:table-cell ns41:value-type="float" table:style-name="TL Data" office:value="1449" office:value-type="float">
            <text:p>1,449</text:p>
          </table:table-cell>
          <table:table-cell ns41:value-type="float" table:style-name="TL Data" office:value="3063" office:value-type="float">
            <text:p>3,063</text:p>
          </table:table-cell>
          <table:table-cell ns41:value-type="float" table:style-name="TL Data" office:value="1552" office:value-type="float">
            <text:p>1,552</text:p>
          </table:table-cell>
          <table:table-cell ns41:value-type="float" table:style-name="TL Data" office:value="1377" office:value-type="float">
            <text:p>1,37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96" office:value-type="float">
            <text:p>1,096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292" office:value-type="float">
            <text:p>1,292</text:p>
          </table:table-cell>
          <table:table-cell ns41:value-type="float" table:style-name="TL Data" office:value="1048" office:value-type="float">
            <text:p>1,04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513" office:value-type="float">
            <text:p>5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006" office:value-type="float">
            <text:p>1,006</text:p>
          </table:table-cell>
          <table:table-cell ns41:value-type="float" table:style-name="TL Data" office:value="935" office:value-type="float">
            <text:p>93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Denekamp</text:p>
          </table:table-cell>
          <table:table-cell/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34" office:value-type="float">
            <text:p>834</text:p>
          </table:table-cell>
          <table:table-cell table:style-name="TL Data"/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2177" office:value-type="float">
            <text:p>2,177</text:p>
          </table:table-cell>
          <table:table-cell ns41:value-type="float" table:style-name="TL Data" office:value="2118" office:value-type="float">
            <text:p>2,118</text:p>
          </table:table-cell>
          <table:table-cell ns41:value-type="float" table:style-name="TL Data" office:value="4295" office:value-type="float">
            <text:p>4,295</text:p>
          </table:table-cell>
          <table:table-cell ns41:value-type="float" table:style-name="TL Data" office:value="2175" office:value-type="float">
            <text:p>2,175</text:p>
          </table:table-cell>
          <table:table-cell ns41:value-type="float" table:style-name="TL Data" office:value="2118" office:value-type="float">
            <text:p>2,1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66" office:value-type="float">
            <text:p>1,466</text:p>
          </table:table-cell>
          <table:table-cell ns41:value-type="float" table:style-name="TL Data" office:value="1334" office:value-type="float">
            <text:p>1,334</text:p>
          </table:table-cell>
          <table:table-cell ns41:value-type="float" office:value="628" table:style-name="TL Data" table:number-columns-repeated="2" office:value-type="float">
            <text:p>62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838" office:value-type="float">
            <text:p>1,838</text:p>
          </table:table-cell>
          <table:table-cell ns41:value-type="float" table:style-name="TL Data" office:value="1686" office:value-type="float">
            <text:p>1,68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56" office:value-type="float">
            <text:p>156</text:p>
          </table:table-cell>
          <table:table-cell table:style-name="TL Data" table:number-columns-repeated="6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851" office:value-type="float">
            <text:p>1,851</text:p>
          </table:table-cell>
          <table:table-cell ns41:value-type="float" table:style-name="TL Data" office:value="1783" office:value-type="float">
            <text:p>1,783</text:p>
          </table:table-cell>
          <table:table-cell table:style-name="TL Data" table:number-columns-repeated="6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Diepenheim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table:style-name="TL Data"/>
          <table:table-cell ns41:value-type="float" table:style-name="TL Data" office:value="230" office:value-type="float">
            <text:p>230</text:p>
          </table:table-cell>
          <table:table-cell table:style-name="TL Data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1506" office:value-type="float">
            <text:p>1,506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613" office:value-type="float">
            <text:p>6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Diepenveen</text:p>
          </table:table-cell>
          <table:table-cell/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90" office:value-type="float">
            <text:p>490</text:p>
          </table:table-cell>
          <table:table-cell table:style-name="TL Data"/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718" office:value-type="float">
            <text:p>1,718</text:p>
          </table:table-cell>
          <table:table-cell ns41:value-type="float" table:style-name="TL Data" office:value="1539" office:value-type="float">
            <text:p>1,539</text:p>
          </table:table-cell>
          <table:table-cell ns41:value-type="float" table:style-name="TL Data" office:value="3257" office:value-type="float">
            <text:p>3,257</text:p>
          </table:table-cell>
          <table:table-cell ns41:value-type="float" table:style-name="TL Data" office:value="1608" office:value-type="float">
            <text:p>1,608</text:p>
          </table:table-cell>
          <table:table-cell ns41:value-type="float" table:style-name="TL Data" office:value="1423" office:value-type="float">
            <text:p>1,42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80" office:value-type="float">
            <text:p>1,180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22" office:value-type="float">
            <text:p>1,022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89" office:value-type="float">
            <text:p>189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886" office:value-type="float">
            <text:p>88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50" office:value-type="float">
            <text:p>65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Enschede</text:p>
          </table:table-cell>
          <table:table-cell/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28" office:value-type="float">
            <text:p>828</text:p>
          </table:table-cell>
          <table:table-cell table:style-name="TL Data"/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1843" office:value-type="float">
            <text:p>1,843</text:p>
          </table:table-cell>
          <table:table-cell ns41:value-type="float" table:style-name="TL Data" office:value="1935" office:value-type="float">
            <text:p>1,935</text:p>
          </table:table-cell>
          <table:table-cell ns41:value-type="float" table:style-name="TL Data" office:value="3778" office:value-type="float">
            <text:p>3,778</text:p>
          </table:table-cell>
          <table:table-cell ns41:value-type="float" table:style-name="TL Data" office:value="1794" office:value-type="float">
            <text:p>1,794</text:p>
          </table:table-cell>
          <table:table-cell ns41:value-type="float" table:style-name="TL Data" office:value="1888" office:value-type="float">
            <text:p>1,88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14" office:value-type="float">
            <text:p>1,214</text:p>
          </table:table-cell>
          <table:table-cell ns41:value-type="float" table:style-name="TL Data" office:value="1208" office:value-type="float">
            <text:p>1,208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70" office:value-type="float">
            <text:p>1,270</text:p>
          </table:table-cell>
          <table:table-cell ns41:value-type="float" table:style-name="TL Data" office:value="1319" office:value-type="float">
            <text:p>1,31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70" office:value-type="float">
            <text:p>1,070</text:p>
          </table:table-cell>
          <table:table-cell ns41:value-type="float" table:style-name="TL Data" office:value="1158" office:value-type="float">
            <text:p>1,158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8"/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Genemuiden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02" office:value-type="float">
            <text:p>402</text:p>
          </table:table-cell>
          <table:table-cell table:style-name="TL Data"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1828" office:value-type="float">
            <text:p>1,828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834" office:value-type="float">
            <text:p>834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7" office:value-type="float">
            <text:p>6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Giethoorn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1636" office:value-type="float">
            <text:p>1,636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 table:number-columns-repeated="12"/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Goor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7" office:value-type="float">
            <text:p>237</text:p>
          </table:table-cell>
          <table:table-cell table:style-name="TL Data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831" office:value-type="float">
            <text:p>1,831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22" office:value-type="float">
            <text:p>222</text:p>
          </table:table-cell>
          <table:table-cell table:style-name="TL Data" table:number-columns-repeated="6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Grafhorst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office:value="71" table:style-name="TL Data" table:number-columns-repeated="2" office:value-type="float">
            <text:p>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24" office:value-type="float">
            <text:p>22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Gramsbergen</text:p>
          </table:table-cell>
          <table:table-cell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1" office:value-type="float">
            <text:p>281</text:p>
          </table:table-cell>
          <table:table-cell table:style-name="TL Data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1684" office:value-type="float">
            <text:p>1,684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816" office:value-type="float">
            <text:p>816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6"/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769" office:value-type="float">
            <text:p>76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Haaksbergen</text:p>
          </table:table-cell>
          <table:table-cell/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81" office:value-type="float">
            <text:p>781</text:p>
          </table:table-cell>
          <table:table-cell table:style-name="TL Data"/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2375" office:value-type="float">
            <text:p>2,375</text:p>
          </table:table-cell>
          <table:table-cell ns41:value-type="float" table:style-name="TL Data" office:value="2210" office:value-type="float">
            <text:p>2,210</text:p>
          </table:table-cell>
          <table:table-cell ns41:value-type="float" table:style-name="TL Data" office:value="4585" office:value-type="float">
            <text:p>4,585</text:p>
          </table:table-cell>
          <table:table-cell ns41:value-type="float" table:style-name="TL Data" office:value="2335" office:value-type="float">
            <text:p>2,335</text:p>
          </table:table-cell>
          <table:table-cell ns41:value-type="float" table:style-name="TL Data" office:value="2169" office:value-type="float">
            <text:p>2,16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576" office:value-type="float">
            <text:p>1,576</text:p>
          </table:table-cell>
          <table:table-cell ns41:value-type="float" table:style-name="TL Data" office:value="1321" office:value-type="float">
            <text:p>1,321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928" office:value-type="float">
            <text:p>1,928</text:p>
          </table:table-cell>
          <table:table-cell ns41:value-type="float" table:style-name="TL Data" office:value="1725" office:value-type="float">
            <text:p>1,72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2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6"/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40" office:value-type="float">
            <text:p>540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754" office:value-type="float">
            <text:p>1,754</text:p>
          </table:table-cell>
          <table:table-cell ns41:value-type="float" table:style-name="TL Data" office:value="1655" office:value-type="float">
            <text:p>1,655</text:p>
          </table:table-cell>
          <table:table-cell table:style-name="TL Data" table:number-columns-repeated="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den Ham</text:p>
          </table:table-cell>
          <table:table-cell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0" office:value-type="float">
            <text:p>420</text:p>
          </table:table-cell>
          <table:table-cell table:style-name="TL Data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1219" office:value-type="float">
            <text:p>1,219</text:p>
          </table:table-cell>
          <table:table-cell ns41:value-type="float" table:style-name="TL Data" office:value="1163" office:value-type="float">
            <text:p>1,163</text:p>
          </table:table-cell>
          <table:table-cell ns41:value-type="float" table:style-name="TL Data" office:value="2382" office:value-type="float">
            <text:p>2,382</text:p>
          </table:table-cell>
          <table:table-cell ns41:value-type="float" table:style-name="TL Data" office:value="1214" office:value-type="float">
            <text:p>1,214</text:p>
          </table:table-cell>
          <table:table-cell ns41:value-type="float" table:style-name="TL Data" office:value="1158" office:value-type="float">
            <text:p>1,15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29" office:value-type="float">
            <text:p>1,029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113" office:value-type="float">
            <text:p>1,113</text:p>
          </table:table-cell>
          <table:table-cell ns41:value-type="float" table:style-name="TL Data" office:value="1061" office:value-type="float">
            <text:p>1,06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Hardenberg (Stad)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8" office:value-type="float">
            <text:p>198</text:p>
          </table:table-cell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office:value="175" table:style-name="TL Data" table:number-columns-repeated="2" office:value-type="float">
            <text:p>17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79" office:value-type="float">
            <text:p>479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Hardenberg (Ambt)</text:p>
          </table:table-cell>
          <table:table-cell/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2542" office:value-type="float">
            <text:p>2,542</text:p>
          </table:table-cell>
          <table:table-cell ns41:value-type="float" table:style-name="TL Data" office:value="2354" office:value-type="float">
            <text:p>2,354</text:p>
          </table:table-cell>
          <table:table-cell ns41:value-type="float" table:style-name="TL Data" office:value="4896" office:value-type="float">
            <text:p>4,896</text:p>
          </table:table-cell>
          <table:table-cell ns41:value-type="float" table:style-name="TL Data" office:value="2514" office:value-type="float">
            <text:p>2,514</text:p>
          </table:table-cell>
          <table:table-cell ns41:value-type="float" table:style-name="TL Data" office:value="2341" office:value-type="float">
            <text:p>2,34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53" office:value-type="float">
            <text:p>1,653</text:p>
          </table:table-cell>
          <table:table-cell ns41:value-type="float" table:style-name="TL Data" office:value="1410" office:value-type="float">
            <text:p>1,410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19" office:value-type="float">
            <text:p>1,419</text:p>
          </table:table-cell>
          <table:table-cell ns41:value-type="float" table:style-name="TL Data" office:value="1283" office:value-type="float">
            <text:p>1,283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66" office:value-type="float">
            <text:p>366</text:p>
          </table:table-cell>
          <table:table-cell table:style-name="TL Data" table:number-columns-repeated="2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863" office:value-type="float">
            <text:p>1,863</text:p>
          </table:table-cell>
          <table:table-cell ns41:value-type="float" table:style-name="TL Data" office:value="1701" office:value-type="float">
            <text:p>1,70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48" office:value-type="float">
            <text:p>448</text:p>
          </table:table-cell>
          <table:table-cell table:style-name="TL Data" table:number-columns-repeated="6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Hasselt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011" office:value-type="float">
            <text:p>1,011</text:p>
          </table:table-cell>
          <table:table-cell ns41:value-type="float" table:style-name="TL Data" office:value="1050" office:value-type="float">
            <text:p>1,050</text:p>
          </table:table-cell>
          <table:table-cell ns41:value-type="float" table:style-name="TL Data" office:value="2061" office:value-type="float">
            <text:p>2,061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1004" office:value-type="float">
            <text:p>1,00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6"/>
          <table:table-cell ns41:value-type="float" office:value="26" table:style-name="TL Data" table:number-columns-repeated="2" office:value-type="float">
            <text:p>2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Heino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35" office:value-type="float">
            <text:p>335</text:p>
          </table:table-cell>
          <table:table-cell table:style-name="TL Data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1775" office:value-type="float">
            <text:p>1,775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36" office:value-type="float">
            <text:p>436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09" office:value-type="float">
            <text:p>40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Hellendoorn</text:p>
          </table:table-cell>
          <table:table-cell/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879" office:value-type="float">
            <text:p>879</text:p>
          </table:table-cell>
          <table:table-cell table:style-name="TL Data"/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1988" office:value-type="float">
            <text:p>1,988</text:p>
          </table:table-cell>
          <table:table-cell ns41:value-type="float" table:style-name="TL Data" office:value="1886" office:value-type="float">
            <text:p>1,886</text:p>
          </table:table-cell>
          <table:table-cell ns41:value-type="float" table:style-name="TL Data" office:value="3874" office:value-type="float">
            <text:p>3,874</text:p>
          </table:table-cell>
          <table:table-cell ns41:value-type="float" table:style-name="TL Data" office:value="1919" office:value-type="float">
            <text:p>1,919</text:p>
          </table:table-cell>
          <table:table-cell ns41:value-type="float" table:style-name="TL Data" office:value="1813" office:value-type="float">
            <text:p>1,81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90" office:value-type="float">
            <text:p>1,290</text:p>
          </table:table-cell>
          <table:table-cell ns41:value-type="float" table:style-name="TL Data" office:value="1142" office:value-type="float">
            <text:p>1,142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25" office:value-type="float">
            <text:p>1,525</text:p>
          </table:table-cell>
          <table:table-cell ns41:value-type="float" table:style-name="TL Data" office:value="1453" office:value-type="float">
            <text:p>1,453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84" office:value-type="float">
            <text:p>1,284</text:p>
          </table:table-cell>
          <table:table-cell ns41:value-type="float" table:style-name="TL Data" office:value="1161" office:value-type="float">
            <text:p>1,16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95" office:value-type="float">
            <text:p>595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53" office:value-type="float">
            <text:p>553</text:p>
          </table:table-cell>
          <table:table-cell table:style-name="TL Data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1838" office:value-type="float">
            <text:p>1,838</text:p>
          </table:table-cell>
          <table:table-cell ns41:value-type="float" table:style-name="TL Data" office:value="1800" office:value-type="float">
            <text:p>1,800</text:p>
          </table:table-cell>
          <table:table-cell ns41:value-type="float" table:style-name="TL Data" office:value="3638" office:value-type="float">
            <text:p>3,638</text:p>
          </table:table-cell>
          <table:table-cell ns41:value-type="float" table:style-name="TL Data" office:value="1788" office:value-type="float">
            <text:p>1,788</text:p>
          </table:table-cell>
          <table:table-cell ns41:value-type="float" table:style-name="TL Data" office:value="1740" office:value-type="float">
            <text:p>1,74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205" office:value-type="float">
            <text:p>1,205</text:p>
          </table:table-cell>
          <table:table-cell ns41:value-type="float" table:style-name="TL Data" office:value="1137" office:value-type="float">
            <text:p>1,137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70" office:value-type="float">
            <text:p>1,370</text:p>
          </table:table-cell>
          <table:table-cell ns41:value-type="float" table:style-name="TL Data" office:value="1227" office:value-type="float">
            <text:p>1,227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775" office:value-type="float">
            <text:p>775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8"/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932" office:value-type="float">
            <text:p>932</text:p>
          </table:table-cell>
          <table:table-cell table:style-name="TL Data" table:number-columns-repeated="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Holten</text:p>
          </table:table-cell>
          <table:table-cell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5" office:value-type="float">
            <text:p>485</text:p>
          </table:table-cell>
          <table:table-cell table:style-name="TL Data"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427" office:value-type="float">
            <text:p>1,427</text:p>
          </table:table-cell>
          <table:table-cell ns41:value-type="float" table:style-name="TL Data" office:value="1357" office:value-type="float">
            <text:p>1,357</text:p>
          </table:table-cell>
          <table:table-cell ns41:value-type="float" table:style-name="TL Data" office:value="2784" office:value-type="float">
            <text:p>2,784</text:p>
          </table:table-cell>
          <table:table-cell ns41:value-type="float" table:style-name="TL Data" office:value="1400" office:value-type="float">
            <text:p>1,400</text:p>
          </table:table-cell>
          <table:table-cell ns41:value-type="float" table:style-name="TL Data" office:value="1333" office:value-type="float">
            <text:p>1,33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144" office:value-type="float">
            <text:p>1,144</text:p>
          </table:table-cell>
          <table:table-cell ns41:value-type="float" table:style-name="TL Data" office:value="1053" office:value-type="float">
            <text:p>1,05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293" office:value-type="float">
            <text:p>1,293</text:p>
          </table:table-cell>
          <table:table-cell ns41:value-type="float" table:style-name="TL Data" office:value="1217" office:value-type="float">
            <text:p>1,217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Kamperveen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10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Kuinre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office:value="128" table:style-name="TL Data" table:number-columns-repeated="2" office:value-type="float">
            <text:p>12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72" office:value-type="float">
            <text:p>372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office:value="72" table:style-name="TL Data" table:number-columns-repeated="2" office:value-type="float">
            <text:p>72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Lonneker</text:p>
          </table:table-cell>
          <table:table-cell/>
          <table:table-cell ns41:value-type="float" table:style-name="TL Data" office:value="1280" office:value-type="float">
            <text:p>1,28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09" office:value-type="float">
            <text:p>1,309</text:p>
          </table:table-cell>
          <table:table-cell table:style-name="TL Data"/>
          <table:table-cell ns41:value-type="float" table:style-name="TL Data" office:value="1280" office:value-type="float">
            <text:p>1,280</text:p>
          </table:table-cell>
          <table:table-cell ns41:value-type="float" table:style-name="TL Data" office:value="1405" office:value-type="float">
            <text:p>1,405</text:p>
          </table:table-cell>
          <table:table-cell ns41:value-type="float" table:style-name="TL Data" office:value="4114" office:value-type="float">
            <text:p>4,114</text:p>
          </table:table-cell>
          <table:table-cell ns41:value-type="float" table:style-name="TL Data" office:value="3886" office:value-type="float">
            <text:p>3,886</text:p>
          </table:table-cell>
          <table:table-cell ns41:value-type="float" table:style-name="TL Data" office:value="8000" office:value-type="float">
            <text:p>8000</text:p>
          </table:table-cell>
          <table:table-cell ns41:value-type="float" table:style-name="TL Data" office:value="4066" office:value-type="float">
            <text:p>4,066</text:p>
          </table:table-cell>
          <table:table-cell ns41:value-type="float" table:style-name="TL Data" office:value="3831" office:value-type="float">
            <text:p>3,83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672" office:value-type="float">
            <text:p>2,672</text:p>
          </table:table-cell>
          <table:table-cell ns41:value-type="float" table:style-name="TL Data" office:value="2412" office:value-type="float">
            <text:p>2,412</text:p>
          </table:table-cell>
          <table:table-cell ns41:value-type="float" table:style-name="TL Data" office:value="1234" office:value-type="float">
            <text:p>1,234</text:p>
          </table:table-cell>
          <table:table-cell ns41:value-type="float" table:style-name="TL Data" office:value="1211" office:value-type="float">
            <text:p>1,21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198" office:value-type="float">
            <text:p>3,198</text:p>
          </table:table-cell>
          <table:table-cell ns41:value-type="float" table:style-name="TL Data" office:value="3053" office:value-type="float">
            <text:p>3,053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803" office:value-type="float">
            <text:p>2,803</text:p>
          </table:table-cell>
          <table:table-cell ns41:value-type="float" table:style-name="TL Data" office:value="2609" office:value-type="float">
            <text:p>2,609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291" office:value-type="float">
            <text:p>1,291</text:p>
          </table:table-cell>
          <table:table-cell ns41:value-type="float" table:style-name="TL Data" office:value="1252" office:value-type="float">
            <text:p>1,252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Losser</text:p>
          </table:table-cell>
          <table:table-cell/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82" office:value-type="float">
            <text:p>882</text:p>
          </table:table-cell>
          <table:table-cell table:style-name="TL Data"/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2389" office:value-type="float">
            <text:p>2,389</text:p>
          </table:table-cell>
          <table:table-cell ns41:value-type="float" table:style-name="TL Data" office:value="2428" office:value-type="float">
            <text:p>2,428</text:p>
          </table:table-cell>
          <table:table-cell ns41:value-type="float" table:style-name="TL Data" office:value="4817" office:value-type="float">
            <text:p>4,817</text:p>
          </table:table-cell>
          <table:table-cell ns41:value-type="float" table:style-name="TL Data" office:value="2330" office:value-type="float">
            <text:p>2,330</text:p>
          </table:table-cell>
          <table:table-cell ns41:value-type="float" table:style-name="TL Data" office:value="2372" office:value-type="float">
            <text:p>2,37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22" office:value-type="float">
            <text:p>1,622</text:p>
          </table:table-cell>
          <table:table-cell ns41:value-type="float" table:style-name="TL Data" office:value="1589" office:value-type="float">
            <text:p>1,589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027" office:value-type="float">
            <text:p>2,027</text:p>
          </table:table-cell>
          <table:table-cell ns41:value-type="float" table:style-name="TL Data" office:value="2020" office:value-type="float">
            <text:p>2,02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6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22"/>
          <table:table-cell ns41:value-type="float" table:style-name="TL Data" office:value="2218" office:value-type="float">
            <text:p>2,218</text:p>
          </table:table-cell>
          <table:table-cell ns41:value-type="float" table:style-name="TL Data" office:value="2273" office:value-type="float">
            <text:p>2,273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Markelo</text:p>
          </table:table-cell>
          <table:table-cell/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13" office:value-type="float">
            <text:p>613</text:p>
          </table:table-cell>
          <table:table-cell table:style-name="TL Data"/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1955" office:value-type="float">
            <text:p>1,955</text:p>
          </table:table-cell>
          <table:table-cell ns41:value-type="float" table:style-name="TL Data" office:value="1682" office:value-type="float">
            <text:p>1,682</text:p>
          </table:table-cell>
          <table:table-cell ns41:value-type="float" table:style-name="TL Data" office:value="3637" office:value-type="float">
            <text:p>3,637</text:p>
          </table:table-cell>
          <table:table-cell ns41:value-type="float" table:style-name="TL Data" office:value="1909" office:value-type="float">
            <text:p>1,909</text:p>
          </table:table-cell>
          <table:table-cell ns41:value-type="float" table:style-name="TL Data" office:value="1630" office:value-type="float">
            <text:p>1,63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313" office:value-type="float">
            <text:p>1,313</text:p>
          </table:table-cell>
          <table:table-cell ns41:value-type="float" table:style-name="TL Data" office:value="1025" office:value-type="float">
            <text:p>1,025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577" office:value-type="float">
            <text:p>1,577</text:p>
          </table:table-cell>
          <table:table-cell ns41:value-type="float" table:style-name="TL Data" office:value="1242" office:value-type="float">
            <text:p>1,242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751" office:value-type="float">
            <text:p>1,751</text:p>
          </table:table-cell>
          <table:table-cell ns41:value-type="float" table:style-name="TL Data" office:value="1496" office:value-type="float">
            <text:p>1,496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Nieuwleusen</text:p>
          </table:table-cell>
          <table:table-cell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034" office:value-type="float">
            <text:p>1,034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1923" office:value-type="float">
            <text:p>1,923</text:p>
          </table:table-cell>
          <table:table-cell ns41:value-type="float" table:style-name="TL Data" office:value="1007" office:value-type="float">
            <text:p>1,007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836" office:value-type="float">
            <text:p>836</text:p>
          </table:table-cell>
          <table:table-cell table:style-name="TL Data" table:number-columns-repeated="20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Oldemarkt</text:p>
          </table:table-cell>
          <table:table-cell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132" office:value-type="float">
            <text:p>1,132</text:p>
          </table:table-cell>
          <table:table-cell ns41:value-type="float" table:style-name="TL Data" office:value="1193" office:value-type="float">
            <text:p>1,193</text:p>
          </table:table-cell>
          <table:table-cell ns41:value-type="float" table:style-name="TL Data" office:value="2325" office:value-type="float">
            <text:p>2,325</text:p>
          </table:table-cell>
          <table:table-cell ns41:value-type="float" table:style-name="TL Data" office:value="1120" office:value-type="float">
            <text:p>1,120</text:p>
          </table:table-cell>
          <table:table-cell ns41:value-type="float" table:style-name="TL Data" office:value="1185" office:value-type="float">
            <text:p>1,18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66" office:value-type="float">
            <text:p>266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942" office:value-type="float">
            <text:p>94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Oldenzaal</text:p>
          </table:table-cell>
          <table:table-cell/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51" office:value-type="float">
            <text:p>651</text:p>
          </table:table-cell>
          <table:table-cell table:style-name="TL Data"/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387" office:value-type="float">
            <text:p>1,387</text:p>
          </table:table-cell>
          <table:table-cell ns41:value-type="float" table:style-name="TL Data" office:value="1526" office:value-type="float">
            <text:p>1,526</text:p>
          </table:table-cell>
          <table:table-cell ns41:value-type="float" table:style-name="TL Data" office:value="2913" office:value-type="float">
            <text:p>2,913</text:p>
          </table:table-cell>
          <table:table-cell ns41:value-type="float" table:style-name="TL Data" office:value="1357" office:value-type="float">
            <text:p>1,357</text:p>
          </table:table-cell>
          <table:table-cell ns41:value-type="float" table:style-name="TL Data" office:value="1503" office:value-type="float">
            <text:p>1,50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48" office:value-type="float">
            <text:p>1,048</text:p>
          </table:table-cell>
          <table:table-cell ns41:value-type="float" table:style-name="TL Data" office:value="1054" office:value-type="float">
            <text:p>1,05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0" office:value-type="float">
            <text:p>9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4" office:value-type="float">
            <text:p>8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38" office:value-type="float">
            <text:p>238</text:p>
          </table:table-cell>
          <table:table-cell table:style-name="TL Data" table:number-columns-repeated="8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093" office:value-type="float">
            <text:p>1,093</text:p>
          </table:table-cell>
          <table:table-cell ns41:value-type="float" table:style-name="TL Data" office:value="1215" office:value-type="float">
            <text:p>1,215</text:p>
          </table:table-cell>
          <table:table-cell table:style-name="TL Data" table:number-columns-repeated="6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Olst</text:p>
          </table:table-cell>
          <table:table-cell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77" office:value-type="float">
            <text:p>577</text:p>
          </table:table-cell>
          <table:table-cell table:style-name="TL Data"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905" office:value-type="float">
            <text:p>1,905</text:p>
          </table:table-cell>
          <table:table-cell ns41:value-type="float" table:style-name="TL Data" office:value="1872" office:value-type="float">
            <text:p>1,872</text:p>
          </table:table-cell>
          <table:table-cell ns41:value-type="float" table:style-name="TL Data" office:value="3777" office:value-type="float">
            <text:p>3,777</text:p>
          </table:table-cell>
          <table:table-cell ns41:value-type="float" table:style-name="TL Data" office:value="1863" office:value-type="float">
            <text:p>1,863</text:p>
          </table:table-cell>
          <table:table-cell ns41:value-type="float" table:style-name="TL Data" office:value="1827" office:value-type="float">
            <text:p>1,82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44" office:value-type="float">
            <text:p>1,244</text:p>
          </table:table-cell>
          <table:table-cell ns41:value-type="float" table:style-name="TL Data" office:value="1150" office:value-type="float">
            <text:p>1,150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56" office:value-type="float">
            <text:p>1,256</text:p>
          </table:table-cell>
          <table:table-cell ns41:value-type="float" table:style-name="TL Data" office:value="1170" office:value-type="float">
            <text:p>1,17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18" office:value-type="float">
            <text:p>31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30" office:value-type="float">
            <text:p>1,330</text:p>
          </table:table-cell>
          <table:table-cell ns41:value-type="float" table:style-name="TL Data" office:value="1310" office:value-type="float">
            <text:p>1,3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50" office:value-type="float">
            <text:p>550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Ommen (Stad)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82" office:value-type="float">
            <text:p>282</text:p>
          </table:table-cell>
          <table:table-cell table:style-name="TL Data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366" office:value-type="float">
            <text:p>2,366</text:p>
          </table:table-cell>
          <table:table-cell ns41:value-type="float" table:style-name="TL Data" office:value="1189" office:value-type="float">
            <text:p>1,189</text:p>
          </table:table-cell>
          <table:table-cell ns41:value-type="float" table:style-name="TL Data" office:value="3555" office:value-type="float">
            <text:p>3,555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1529" office:value-type="float">
            <text:p>1,529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32" office:value-type="float">
            <text:p>1,432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528" office:value-type="float">
            <text:p>1,528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83" office:value-type="float">
            <text:p>1,483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 table:number-columns-repeated="6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Ommen (Ambt)</text:p>
          </table:table-cell>
          <table:table-cell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593" office:value-type="float">
            <text:p>593</text:p>
          </table:table-cell>
          <table:table-cell table:style-name="TL Data"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167" office:value-type="float">
            <text:p>1,167</text:p>
          </table:table-cell>
          <table:table-cell ns41:value-type="float" table:style-name="TL Data" office:value="1045" office:value-type="float">
            <text:p>1,045</text:p>
          </table:table-cell>
          <table:table-cell ns41:value-type="float" table:style-name="TL Data" office:value="2212" office:value-type="float">
            <text:p>2,212</text:p>
          </table:table-cell>
          <table:table-cell ns41:value-type="float" table:style-name="TL Data" office:value="1144" office:value-type="float">
            <text:p>1,144</text:p>
          </table:table-cell>
          <table:table-cell ns41:value-type="float" table:style-name="TL Data" office:value="1028" office:value-type="float">
            <text:p>1,0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736" office:value-type="float">
            <text:p>736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Ootmarssum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1600" office:value-type="float">
            <text:p>1,600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597" office:value-type="float">
            <text:p>597</text:p>
          </table:table-cell>
          <table:table-cell table:style-name="TL Data" table:number-columns-repeated="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Raalte</text:p>
          </table:table-cell>
          <table:table-cell/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95" office:value-type="float">
            <text:p>895</text:p>
          </table:table-cell>
          <table:table-cell table:style-name="TL Data"/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2678" office:value-type="float">
            <text:p>2,678</text:p>
          </table:table-cell>
          <table:table-cell ns41:value-type="float" table:style-name="TL Data" office:value="2535" office:value-type="float">
            <text:p>2,535</text:p>
          </table:table-cell>
          <table:table-cell ns41:value-type="float" table:style-name="TL Data" office:value="5213" office:value-type="float">
            <text:p>5,213</text:p>
          </table:table-cell>
          <table:table-cell ns41:value-type="float" table:style-name="TL Data" office:value="2666" office:value-type="float">
            <text:p>2,666</text:p>
          </table:table-cell>
          <table:table-cell ns41:value-type="float" table:style-name="TL Data" office:value="2519" office:value-type="float">
            <text:p>2,5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74" office:value-type="float">
            <text:p>1,774</text:p>
          </table:table-cell>
          <table:table-cell ns41:value-type="float" table:style-name="TL Data" office:value="1544" office:value-type="float">
            <text:p>1,544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093" office:value-type="float">
            <text:p>2,093</text:p>
          </table:table-cell>
          <table:table-cell ns41:value-type="float" table:style-name="TL Data" office:value="1983" office:value-type="float">
            <text:p>1,983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582" office:value-type="float">
            <text:p>582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28" office:value-type="float">
            <text:p>2,028</text:p>
          </table:table-cell>
          <table:table-cell ns41:value-type="float" table:style-name="TL Data" office:value="1929" office:value-type="float">
            <text:p>1,929</text:p>
          </table:table-cell>
          <table:table-cell table:style-name="TL Data" table:number-columns-repeated="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Rijssen</text:p>
          </table:table-cell>
          <table:table-cell/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73" office:value-type="float">
            <text:p>473</text:p>
          </table:table-cell>
          <table:table-cell table:style-name="TL Data"/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549" office:value-type="float">
            <text:p>1,549</text:p>
          </table:table-cell>
          <table:table-cell ns41:value-type="float" table:style-name="TL Data" office:value="1373" office:value-type="float">
            <text:p>1,373</text:p>
          </table:table-cell>
          <table:table-cell ns41:value-type="float" table:style-name="TL Data" office:value="2922" office:value-type="float">
            <text:p>2,922</text:p>
          </table:table-cell>
          <table:table-cell ns41:value-type="float" table:style-name="TL Data" office:value="1522" office:value-type="float">
            <text:p>1,522</text:p>
          </table:table-cell>
          <table:table-cell ns41:value-type="float" table:style-name="TL Data" office:value="1338" office:value-type="float">
            <text:p>1,33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38" office:value-type="float">
            <text:p>1,238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70" office:value-type="float">
            <text:p>1,1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08" office:value-type="float">
            <text:p>308</text:p>
          </table:table-cell>
          <table:table-cell table:style-name="TL Data" table:number-columns-repeated="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Schokland</text:p>
          </table:table-cell>
          <table:table-cell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Staphorst</text:p>
          </table:table-cell>
          <table:table-cell/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11" office:value-type="float">
            <text:p>811</text:p>
          </table:table-cell>
          <table:table-cell table:style-name="TL Data"/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2193" office:value-type="float">
            <text:p>2,193</text:p>
          </table:table-cell>
          <table:table-cell ns41:value-type="float" table:style-name="TL Data" office:value="2098" office:value-type="float">
            <text:p>2,098</text:p>
          </table:table-cell>
          <table:table-cell ns41:value-type="float" table:style-name="TL Data" office:value="4291" office:value-type="float">
            <text:p>4,291</text:p>
          </table:table-cell>
          <table:table-cell ns41:value-type="float" table:style-name="TL Data" office:value="2182" office:value-type="float">
            <text:p>2,182</text:p>
          </table:table-cell>
          <table:table-cell ns41:value-type="float" table:style-name="TL Data" office:value="2086" office:value-type="float">
            <text:p>2,08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347" office:value-type="float">
            <text:p>1,347</text:p>
          </table:table-cell>
          <table:table-cell ns41:value-type="float" table:style-name="TL Data" office:value="1213" office:value-type="float">
            <text:p>1,213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929" office:value-type="float">
            <text:p>1,929</text:p>
          </table:table-cell>
          <table:table-cell ns41:value-type="float" table:style-name="TL Data" office:value="1852" office:value-type="float">
            <text:p>1,85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907" office:value-type="float">
            <text:p>1,907</text:p>
          </table:table-cell>
          <table:table-cell ns41:value-type="float" table:style-name="TL Data" office:value="1825" office:value-type="float">
            <text:p>1,825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Steenwijk</text:p>
          </table:table-cell>
          <table:table-cell/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770" office:value-type="float">
            <text:p>1,770</text:p>
          </table:table-cell>
          <table:table-cell ns41:value-type="float" table:style-name="TL Data" office:value="1912" office:value-type="float">
            <text:p>1,912</text:p>
          </table:table-cell>
          <table:table-cell ns41:value-type="float" table:style-name="TL Data" office:value="3682" office:value-type="float">
            <text:p>3,682</text:p>
          </table:table-cell>
          <table:table-cell ns41:value-type="float" table:style-name="TL Data" office:value="1732" office:value-type="float">
            <text:p>1,732</text:p>
          </table:table-cell>
          <table:table-cell ns41:value-type="float" table:style-name="TL Data" office:value="1841" office:value-type="float">
            <text:p>1,84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51" office:value-type="float">
            <text:p>1,151</text:p>
          </table:table-cell>
          <table:table-cell ns41:value-type="float" table:style-name="TL Data" office:value="1189" office:value-type="float">
            <text:p>1,189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415" office:value-type="float">
            <text:p>1,415</text:p>
          </table:table-cell>
          <table:table-cell ns41:value-type="float" table:style-name="TL Data" office:value="1369" office:value-type="float">
            <text:p>1,36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99" office:value-type="float">
            <text:p>1,399</text:p>
          </table:table-cell>
          <table:table-cell ns41:value-type="float" table:style-name="TL Data" office:value="1551" office:value-type="float">
            <text:p>1,55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6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6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Steenwijkerwold</text:p>
          </table:table-cell>
          <table:table-cell/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87" office:value-type="float">
            <text:p>987</text:p>
          </table:table-cell>
          <table:table-cell table:style-name="TL Data"/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1010" office:value-type="float">
            <text:p>1,010</text:p>
          </table:table-cell>
          <table:table-cell ns41:value-type="float" table:style-name="TL Data" office:value="2680" office:value-type="float">
            <text:p>2,680</text:p>
          </table:table-cell>
          <table:table-cell ns41:value-type="float" table:style-name="TL Data" office:value="2467" office:value-type="float">
            <text:p>2,467</text:p>
          </table:table-cell>
          <table:table-cell ns41:value-type="float" table:style-name="TL Data" office:value="5147" office:value-type="float">
            <text:p>5,147</text:p>
          </table:table-cell>
          <table:table-cell ns41:value-type="float" table:style-name="TL Data" office:value="2623" office:value-type="float">
            <text:p>2,623</text:p>
          </table:table-cell>
          <table:table-cell ns41:value-type="float" table:style-name="TL Data" office:value="2426" office:value-type="float">
            <text:p>2,42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99" office:value-type="float">
            <text:p>1,799</text:p>
          </table:table-cell>
          <table:table-cell ns41:value-type="float" table:style-name="TL Data" office:value="1501" office:value-type="float">
            <text:p>1,501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45" office:value-type="float">
            <text:p>1,745</text:p>
          </table:table-cell>
          <table:table-cell ns41:value-type="float" table:style-name="TL Data" office:value="1494" office:value-type="float">
            <text:p>1,494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12" office:value-type="float">
            <text:p>2,112</text:p>
          </table:table-cell>
          <table:table-cell ns41:value-type="float" table:style-name="TL Data" office:value="1941" office:value-type="float">
            <text:p>1,9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67" office:value-type="float">
            <text:p>367</text:p>
          </table:table-cell>
          <table:table-cell table:style-name="TL Data" table:number-columns-repeated="6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Tubbergen</text:p>
          </table:table-cell>
          <table:table-cell/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27" office:value-type="float">
            <text:p>927</text:p>
          </table:table-cell>
          <table:table-cell table:style-name="TL Data"/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2749" office:value-type="float">
            <text:p>2,749</text:p>
          </table:table-cell>
          <table:table-cell ns41:value-type="float" table:style-name="TL Data" office:value="2697" office:value-type="float">
            <text:p>2,697</text:p>
          </table:table-cell>
          <table:table-cell ns41:value-type="float" table:style-name="TL Data" office:value="5446" office:value-type="float">
            <text:p>5,446</text:p>
          </table:table-cell>
          <table:table-cell ns41:value-type="float" table:style-name="TL Data" office:value="2701" office:value-type="float">
            <text:p>2,701</text:p>
          </table:table-cell>
          <table:table-cell ns41:value-type="float" table:style-name="TL Data" office:value="2667" office:value-type="float">
            <text:p>2,66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1934" office:value-type="float">
            <text:p>1,934</text:p>
          </table:table-cell>
          <table:table-cell ns41:value-type="float" table:style-name="TL Data" office:value="1821" office:value-type="float">
            <text:p>1,821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384" office:value-type="float">
            <text:p>2,384</text:p>
          </table:table-cell>
          <table:table-cell ns41:value-type="float" table:style-name="TL Data" office:value="2366" office:value-type="float">
            <text:p>2,36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office:value="87" table:style-name="TL Data" table:number-columns-repeated="2" office:value-type="float">
            <text:p>8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40" office:value-type="float">
            <text:p>2,640</text:p>
          </table:table-cell>
          <table:table-cell ns41:value-type="float" table:style-name="TL Data" office:value="2598" office:value-type="float">
            <text:p>2,598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Vollenhoven (Stad)</text:p>
          </table:table-cell>
          <table:table-cell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95" office:value-type="float">
            <text:p>295</text:p>
          </table:table-cell>
          <table:table-cell table:style-name="TL Data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1405" office:value-type="float">
            <text:p>1,405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office:value="208" table:style-name="TL Data" table:number-columns-repeated="2" office:value-type="float">
            <text:p>20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703" office:value-type="float">
            <text:p>70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Vollenhoven (Ambt)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1773" office:value-type="float">
            <text:p>1,773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799" office:value-type="float">
            <text:p>79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Vriezenveen</text:p>
          </table:table-cell>
          <table:table-cell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94" office:value-type="float">
            <text:p>494</text:p>
          </table:table-cell>
          <table:table-cell table:style-name="TL Data"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458" office:value-type="float">
            <text:p>1,458</text:p>
          </table:table-cell>
          <table:table-cell ns41:value-type="float" table:style-name="TL Data" office:value="1504" office:value-type="float">
            <text:p>1,504</text:p>
          </table:table-cell>
          <table:table-cell ns41:value-type="float" table:style-name="TL Data" office:value="2962" office:value-type="float">
            <text:p>2,962</text:p>
          </table:table-cell>
          <table:table-cell ns41:value-type="float" table:style-name="TL Data" office:value="1458" office:value-type="float">
            <text:p>1,458</text:p>
          </table:table-cell>
          <table:table-cell ns41:value-type="float" table:style-name="TL Data" office:value="1504" office:value-type="float">
            <text:p>1,504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247" office:value-type="float">
            <text:p>1,247</text:p>
          </table:table-cell>
          <table:table-cell ns41:value-type="float" table:style-name="TL Data" office:value="1321" office:value-type="float">
            <text:p>1,32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ns41:value-type="float" table:style-name="TL Data" office:value="1253" office:value-type="float">
            <text:p>1,253</text:p>
          </table:table-cell>
          <table:table-cell ns41:value-type="float" table:style-name="TL Data" office:value="1302" office:value-type="float">
            <text:p>1,30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Wanneperveen</text:p>
          </table:table-cell>
          <table:table-cell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6" office:value-type="float">
            <text:p>306</text:p>
          </table:table-cell>
          <table:table-cell table:style-name="TL Data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452" office:value-type="float">
            <text:p>1,452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office:value="76" table:style-name="TL Data" table:number-columns-repeated="2" office:value-type="float">
            <text:p>7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676" office:value-type="float">
            <text:p>676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Weerselo</text:p>
          </table:table-cell>
          <table:table-cell/>
          <table:table-cell ns41:value-type="float" table:style-name="TL Data" office:value="1030" office:value-type="float">
            <text:p>1,03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61" office:value-type="float">
            <text:p>1,061</text:p>
          </table:table-cell>
          <table:table-cell table:style-name="TL Data"/>
          <table:table-cell ns41:value-type="float" table:style-name="TL Data" office:value="1030" office:value-type="float">
            <text:p>1,030</text:p>
          </table:table-cell>
          <table:table-cell ns41:value-type="float" table:style-name="TL Data" office:value="1053" office:value-type="float">
            <text:p>1,053</text:p>
          </table:table-cell>
          <table:table-cell ns41:value-type="float" table:style-name="TL Data" office:value="2629" office:value-type="float">
            <text:p>2,629</text:p>
          </table:table-cell>
          <table:table-cell ns41:value-type="float" table:style-name="TL Data" office:value="2736" office:value-type="float">
            <text:p>2,736</text:p>
          </table:table-cell>
          <table:table-cell ns41:value-type="float" table:style-name="TL Data" office:value="5365" office:value-type="float">
            <text:p>5,365</text:p>
          </table:table-cell>
          <table:table-cell ns41:value-type="float" table:style-name="TL Data" office:value="2620" office:value-type="float">
            <text:p>2,620</text:p>
          </table:table-cell>
          <table:table-cell ns41:value-type="float" table:style-name="TL Data" office:value="2734" office:value-type="float">
            <text:p>2,7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28" office:value-type="float">
            <text:p>1,828</text:p>
          </table:table-cell>
          <table:table-cell ns41:value-type="float" table:style-name="TL Data" office:value="1851" office:value-type="float">
            <text:p>1,851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297" office:value-type="float">
            <text:p>2,297</text:p>
          </table:table-cell>
          <table:table-cell ns41:value-type="float" table:style-name="TL Data" office:value="2327" office:value-type="float">
            <text:p>2,32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2543" office:value-type="float">
            <text:p>2,543</text:p>
          </table:table-cell>
          <table:table-cell ns41:value-type="float" table:style-name="TL Data" office:value="2654" office:value-type="float">
            <text:p>2,65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Wierden</text:p>
          </table:table-cell>
          <table:table-cell/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145" office:value-type="float">
            <text:p>1,145</text:p>
          </table:table-cell>
          <table:table-cell table:style-name="TL Data"/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057" office:value-type="float">
            <text:p>1,057</text:p>
          </table:table-cell>
          <table:table-cell ns41:value-type="float" table:style-name="TL Data" office:value="2765" office:value-type="float">
            <text:p>2,765</text:p>
          </table:table-cell>
          <table:table-cell ns41:value-type="float" table:style-name="TL Data" office:value="2566" office:value-type="float">
            <text:p>2,566</text:p>
          </table:table-cell>
          <table:table-cell ns41:value-type="float" table:style-name="TL Data" office:value="5331" office:value-type="float">
            <text:p>5,331</text:p>
          </table:table-cell>
          <table:table-cell ns41:value-type="float" table:style-name="TL Data" office:value="2728" office:value-type="float">
            <text:p>2,728</text:p>
          </table:table-cell>
          <table:table-cell ns41:value-type="float" table:style-name="TL Data" office:value="2510" office:value-type="float">
            <text:p>2,51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91" office:value-type="float">
            <text:p>1,791</text:p>
          </table:table-cell>
          <table:table-cell ns41:value-type="float" table:style-name="TL Data" office:value="1571" office:value-type="float">
            <text:p>1,571</text:p>
          </table:table-cell>
          <table:table-cell ns41:value-type="float" office:value="816" table:style-name="TL Data" table:number-columns-repeated="2" office:value-type="float">
            <text:p>81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236" office:value-type="float">
            <text:p>2,236</text:p>
          </table:table-cell>
          <table:table-cell ns41:value-type="float" table:style-name="TL Data" office:value="1953" office:value-type="float">
            <text:p>1,953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office:value="1" table:style-name="TL Data" table:number-columns-repeated="5" office:value-type="float">
            <text:p>1</text:p>
          </table:table-cell>
          <table:table-cell ns41:value-type="float" table:style-name="TL Data" office:value="1878" office:value-type="float">
            <text:p>1,878</text:p>
          </table:table-cell>
          <table:table-cell ns41:value-type="float" table:style-name="TL Data" office:value="1720" office:value-type="float">
            <text:p>1,7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780" office:value-type="float">
            <text:p>780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Wijhe</text:p>
          </table:table-cell>
          <table:table-cell/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1798" office:value-type="float">
            <text:p>1,798</text:p>
          </table:table-cell>
          <table:table-cell ns41:value-type="float" table:style-name="TL Data" office:value="1829" office:value-type="float">
            <text:p>1,829</text:p>
          </table:table-cell>
          <table:table-cell ns41:value-type="float" table:style-name="TL Data" office:value="3627" office:value-type="float">
            <text:p>3,627</text:p>
          </table:table-cell>
          <table:table-cell ns41:value-type="float" table:style-name="TL Data" office:value="1710" office:value-type="float">
            <text:p>1,710</text:p>
          </table:table-cell>
          <table:table-cell ns41:value-type="float" table:style-name="TL Data" office:value="1731" office:value-type="float">
            <text:p>1,73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69" office:value-type="float">
            <text:p>1,169</text:p>
          </table:table-cell>
          <table:table-cell ns41:value-type="float" table:style-name="TL Data" office:value="1154" office:value-type="float">
            <text:p>1,154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48" office:value-type="float">
            <text:p>1,148</text:p>
          </table:table-cell>
          <table:table-cell ns41:value-type="float" table:style-name="TL Data" office:value="1116" office:value-type="float">
            <text:p>1,116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44" office:value-type="float">
            <text:p>1,144</text:p>
          </table:table-cell>
          <table:table-cell ns41:value-type="float" table:style-name="TL Data" office:value="1167" office:value-type="float">
            <text:p>1,16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37" office:value-type="float">
            <text:p>637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Wilsum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10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IJsselmuiden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9" office:value-type="float">
            <text:p>219</text:p>
          </table:table-cell>
          <table:table-cell table:style-name="TL Data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354" office:value-type="float">
            <text:p>1,354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480" office:value-type="float">
            <text:p>480</text:p>
          </table:table-cell>
          <table:table-cell table:style-name="TL Data" table:number-columns-repeated="8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Zalk</text:p>
          </table:table-cell>
          <table:table-cell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office:value="104" table:style-name="TL Data" table:number-columns-repeated="2" office:value-type="float">
            <text:p>10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10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 table:number-columns-repeated="2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Zwartsluis</text:p>
          </table:table-cell>
          <table:table-cell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1660" office:value-type="float">
            <text:p>1,660</text:p>
          </table:table-cell>
          <table:table-cell ns41:value-type="float" table:style-name="TL Data" office:value="1702" office:value-type="float">
            <text:p>1,702</text:p>
          </table:table-cell>
          <table:table-cell ns41:value-type="float" table:style-name="TL Data" office:value="3362" office:value-type="float">
            <text:p>3,362</text:p>
          </table:table-cell>
          <table:table-cell ns41:value-type="float" table:style-name="TL Data" office:value="1550" office:value-type="float">
            <text:p>1,550</text:p>
          </table:table-cell>
          <table:table-cell ns41:value-type="float" table:style-name="TL Data" office:value="1652" office:value-type="float">
            <text:p>1,65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031" office:value-type="float">
            <text:p>1,031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67" office:value-type="float">
            <text:p>1,267</text:p>
          </table:table-cell>
          <table:table-cell ns41:value-type="float" table:style-name="TL Data" office:value="1336" office:value-type="float">
            <text:p>1,33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office:value="201" table:style-name="TL Data" table:number-columns-repeated="2" office:value-type="float">
            <text:p>201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1544" office:value-type="float">
            <text:p>1,544</text:p>
          </table:table-cell>
          <table:table-cell ns41:value-type="float" table:style-name="TL Data" office:value="1581" office:value-type="float">
            <text:p>1,581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table:style-name="TL Data" table:number-columns-repeated="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Zwollerkerspel</text:p>
          </table:table-cell>
          <table:table-cell/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2316" office:value-type="float">
            <text:p>2,316</text:p>
          </table:table-cell>
          <table:table-cell ns41:value-type="float" table:style-name="TL Data" office:value="2109" office:value-type="float">
            <text:p>2,109</text:p>
          </table:table-cell>
          <table:table-cell ns41:value-type="float" table:style-name="TL Data" office:value="4425" office:value-type="float">
            <text:p>4,425</text:p>
          </table:table-cell>
          <table:table-cell ns41:value-type="float" table:style-name="TL Data" office:value="2164" office:value-type="float">
            <text:p>2,164</text:p>
          </table:table-cell>
          <table:table-cell ns41:value-type="float" table:style-name="TL Data" office:value="1968" office:value-type="float">
            <text:p>1,96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80" office:value-type="float">
            <text:p>1,580</text:p>
          </table:table-cell>
          <table:table-cell ns41:value-type="float" table:style-name="TL Data" office:value="1356" office:value-type="float">
            <text:p>1,356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536" office:value-type="float">
            <text:p>1,536</text:p>
          </table:table-cell>
          <table:table-cell ns41:value-type="float" table:style-name="TL Data" office:value="1373" office:value-type="float">
            <text:p>1,373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92" office:value-type="float">
            <text:p>1,792</text:p>
          </table:table-cell>
          <table:table-cell ns41:value-type="float" table:style-name="TL Data" office:value="1632" office:value-type="float">
            <text:p>1,6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office:value="27" table:style-name="TL Data" table:number-columns-repeated="2" office:value-type="float">
            <text:p>27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45" office:value-type="float">
            <text:p>44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9040" office:value-type="float">
            <text:p>29,040</text:p>
          </table:table-cell>
          <table:table-cell ns41:value-type="float" table:style-name="TL Data" office:value="1863" office:value-type="float">
            <text:p>1,863</text:p>
          </table:table-cell>
          <table:table-cell ns41:value-type="float" table:style-name="TL Data" office:value="30903" office:value-type="float">
            <text:p>30,90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9228" office:value-type="float">
            <text:p>29,228</text:p>
          </table:table-cell>
          <table:table-cell ns41:value-type="float" table:style-name="TL Data" office:value="33480" office:value-type="float">
            <text:p>33,480</text:p>
          </table:table-cell>
          <table:table-cell ns41:value-type="float" table:style-name="TL Data" office:value="87443" office:value-type="float">
            <text:p>87,443</text:p>
          </table:table-cell>
          <table:table-cell ns41:value-type="float" table:style-name="TL Data" office:value="84011" office:value-type="float">
            <text:p>84,011</text:p>
          </table:table-cell>
          <table:table-cell ns41:value-type="float" table:style-name="TL Data" office:value="171454" office:value-type="float">
            <text:p>171,454</text:p>
          </table:table-cell>
          <table:table-cell ns41:value-type="float" table:style-name="TL Data" office:value="83879" office:value-type="float">
            <text:p>83,879</text:p>
          </table:table-cell>
          <table:table-cell ns41:value-type="float" table:style-name="TL Data" office:value="81640" office:value-type="float">
            <text:p>81,640</text:p>
          </table:table-cell>
          <table:table-cell ns41:value-type="float" table:style-name="TL Data" office:value="3095" office:value-type="float">
            <text:p>3,095</text:p>
          </table:table-cell>
          <table:table-cell ns41:value-type="float" table:style-name="TL Data" office:value="2093" office:value-type="float">
            <text:p>2,093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481" office:value-type="float">
            <text:p>1,481</text:p>
          </table:table-cell>
          <table:table-cell ns41:value-type="float" table:style-name="TL Data" office:value="1214" office:value-type="float">
            <text:p>1,214</text:p>
          </table:table-cell>
          <table:table-cell ns41:value-type="float" table:style-name="TL Data" office:value="57063" office:value-type="float">
            <text:p>57,063</text:p>
          </table:table-cell>
          <table:table-cell ns41:value-type="float" table:style-name="TL Data" office:value="51654" office:value-type="float">
            <text:p>51,654</text:p>
          </table:table-cell>
          <table:table-cell ns41:value-type="float" table:style-name="TL Data" office:value="26441" office:value-type="float">
            <text:p>26,441</text:p>
          </table:table-cell>
          <table:table-cell ns41:value-type="float" table:style-name="TL Data" office:value="26179" office:value-type="float">
            <text:p>26,179</text:p>
          </table:table-cell>
          <table:table-cell ns41:value-type="float" table:style-name="TL Data" office:value="3939" office:value-type="float">
            <text:p>3,939</text:p>
          </table:table-cell>
          <table:table-cell ns41:value-type="float" table:style-name="TL Data" office:value="6178" office:value-type="float">
            <text:p>6,178</text:p>
          </table:table-cell>
          <table:table-cell ns41:value-type="float" table:style-name="TL Data" office:value="64031" office:value-type="float">
            <text:p>64,031</text:p>
          </table:table-cell>
          <table:table-cell ns41:value-type="float" table:style-name="TL Data" office:value="59702" office:value-type="float">
            <text:p>59,702</text:p>
          </table:table-cell>
          <table:table-cell ns41:value-type="float" table:style-name="TL Data" office:value="13510" office:value-type="float">
            <text:p>13,510</text:p>
          </table:table-cell>
          <table:table-cell ns41:value-type="float" table:style-name="TL Data" office:value="15401" office:value-type="float">
            <text:p>15,401</text:p>
          </table:table-cell>
          <table:table-cell ns41:value-type="float" table:style-name="TL Data" office:value="7683" office:value-type="float">
            <text:p>7,683</text:p>
          </table:table-cell>
          <table:table-cell ns41:value-type="float" table:style-name="TL Data" office:value="7200" office:value-type="float">
            <text:p>7,20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54" office:value-type="float">
            <text:p>2,054</text:p>
          </table:table-cell>
          <table:table-cell ns41:value-type="float" table:style-name="TL Data" office:value="1602" office:value-type="float">
            <text:p>1,60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3205" office:value-type="float">
            <text:p>53,205</text:p>
          </table:table-cell>
          <table:table-cell ns41:value-type="float" table:style-name="TL Data" office:value="50857" office:value-type="float">
            <text:p>50,85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82" office:value-type="float">
            <text:p>1,082</text:p>
          </table:table-cell>
          <table:table-cell ns41:value-type="float" table:style-name="TL Data" office:value="1014" office:value-type="float">
            <text:p>1,0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450" office:value-type="float">
            <text:p>1,450</text:p>
          </table:table-cell>
          <table:table-cell ns41:value-type="float" table:style-name="TL Data" office:value="1429" office:value-type="float">
            <text:p>1,429</text:p>
          </table:table-cell>
          <table:table-cell ns41:value-type="float" table:style-name="TL Data" office:value="30128" office:value-type="float">
            <text:p>30,128</text:p>
          </table:table-cell>
          <table:table-cell ns41:value-type="float" table:style-name="TL Data" office:value="29427" office:value-type="float">
            <text:p>29,4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067" office:value-type="float">
            <text:p>1,067</text:p>
          </table:table-cell>
          <table:table-cell ns41:value-type="float" table:style-name="TL Data" office:value="993" office:value-type="float">
            <text:p>99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STEDEN</text:p>
          </table:table-cell>
          <table:table-cell/>
          <table:table-cell ns41:value-type="float" table:style-name="TL Data" office:value="7690" office:value-type="float">
            <text:p>7,690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8435" office:value-type="float">
            <text:p>8,43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802" office:value-type="float">
            <text:p>7,802</text:p>
          </table:table-cell>
          <table:table-cell ns41:value-type="float" table:style-name="TL Data" office:value="9574" office:value-type="float">
            <text:p>9,574</text:p>
          </table:table-cell>
          <table:table-cell ns41:value-type="float" table:style-name="TL Data" office:value="21042" office:value-type="float">
            <text:p>21,042</text:p>
          </table:table-cell>
          <table:table-cell ns41:value-type="float" table:style-name="TL Data" office:value="23267" office:value-type="float">
            <text:p>23,267</text:p>
          </table:table-cell>
          <table:table-cell ns41:value-type="float" table:style-name="TL Data" office:value="44309" office:value-type="float">
            <text:p>44,309</text:p>
          </table:table-cell>
          <table:table-cell ns41:value-type="float" table:style-name="TL Data" office:value="19874" office:value-type="float">
            <text:p>19,874</text:p>
          </table:table-cell>
          <table:table-cell ns41:value-type="float" table:style-name="TL Data" office:value="22710" office:value-type="float">
            <text:p>22,710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350" office:value-type="float">
            <text:p>13,350</text:p>
          </table:table-cell>
          <table:table-cell ns41:value-type="float" table:style-name="TL Data" office:value="14219" office:value-type="float">
            <text:p>14,219</text:p>
          </table:table-cell>
          <table:table-cell ns41:value-type="float" table:style-name="TL Data" office:value="6894" office:value-type="float">
            <text:p>6,894</text:p>
          </table:table-cell>
          <table:table-cell ns41:value-type="float" table:style-name="TL Data" office:value="6888" office:value-type="float">
            <text:p>6,888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2160" office:value-type="float">
            <text:p>2,160</text:p>
          </table:table-cell>
          <table:table-cell ns41:value-type="float" table:style-name="TL Data" office:value="14596" office:value-type="float">
            <text:p>14,596</text:p>
          </table:table-cell>
          <table:table-cell ns41:value-type="float" table:style-name="TL Data" office:value="15500" office:value-type="float">
            <text:p>15,500</text:p>
          </table:table-cell>
          <table:table-cell ns41:value-type="float" table:style-name="TL Data" office:value="2284" office:value-type="float">
            <text:p>2,284</text:p>
          </table:table-cell>
          <table:table-cell ns41:value-type="float" table:style-name="TL Data" office:value="3326" office:value-type="float">
            <text:p>3,326</text:p>
          </table:table-cell>
          <table:table-cell ns41:value-type="float" table:style-name="TL Data" office:value="3541" office:value-type="float">
            <text:p>3,541</text:p>
          </table:table-cell>
          <table:table-cell ns41:value-type="float" table:style-name="TL Data" office:value="4031" office:value-type="float">
            <text:p>4,03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436" office:value-type="float">
            <text:p>14,436</text:p>
          </table:table-cell>
          <table:table-cell ns41:value-type="float" table:style-name="TL Data" office:value="16147" office:value-type="float">
            <text:p>16,14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85" table:style-name="TL Data" table:number-columns-repeated="2" office:value-type="float">
            <text:p>185</text:p>
          </table:table-cell>
          <table:table-cell ns41:value-type="float" table:style-name="TL Data" office:value="4948" office:value-type="float">
            <text:p>4,948</text:p>
          </table:table-cell>
          <table:table-cell ns41:value-type="float" table:style-name="TL Data" office:value="5413" office:value-type="float">
            <text:p>5,4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GEMEENTEN TEN PLATTEN LANDE</text:p>
          </table:table-cell>
          <table:table-cell/>
          <table:table-cell ns41:value-type="float" table:style-name="TL Data" office:value="29040" office:value-type="float">
            <text:p>29,040</text:p>
          </table:table-cell>
          <table:table-cell ns41:value-type="float" table:style-name="TL Data" office:value="1863" office:value-type="float">
            <text:p>1,863</text:p>
          </table:table-cell>
          <table:table-cell ns41:value-type="float" table:style-name="TL Data" office:value="30903" office:value-type="float">
            <text:p>30,90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9228" office:value-type="float">
            <text:p>29,228</text:p>
          </table:table-cell>
          <table:table-cell ns41:value-type="float" table:style-name="TL Data" office:value="33480" office:value-type="float">
            <text:p>33,480</text:p>
          </table:table-cell>
          <table:table-cell ns41:value-type="float" table:style-name="TL Data" office:value="87443" office:value-type="float">
            <text:p>87,443</text:p>
          </table:table-cell>
          <table:table-cell ns41:value-type="float" table:style-name="TL Data" office:value="84011" office:value-type="float">
            <text:p>84,011</text:p>
          </table:table-cell>
          <table:table-cell ns41:value-type="float" table:style-name="TL Data" office:value="171454" office:value-type="float">
            <text:p>171,454</text:p>
          </table:table-cell>
          <table:table-cell ns41:value-type="float" table:style-name="TL Data" office:value="83879" office:value-type="float">
            <text:p>83,879</text:p>
          </table:table-cell>
          <table:table-cell ns41:value-type="float" table:style-name="TL Data" office:value="81640" office:value-type="float">
            <text:p>81,640</text:p>
          </table:table-cell>
          <table:table-cell ns41:value-type="float" table:style-name="TL Data" office:value="3095" office:value-type="float">
            <text:p>3,095</text:p>
          </table:table-cell>
          <table:table-cell ns41:value-type="float" table:style-name="TL Data" office:value="2093" office:value-type="float">
            <text:p>2,093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481" office:value-type="float">
            <text:p>1,481</text:p>
          </table:table-cell>
          <table:table-cell ns41:value-type="float" table:style-name="TL Data" office:value="1214" office:value-type="float">
            <text:p>1,214</text:p>
          </table:table-cell>
          <table:table-cell ns41:value-type="float" table:style-name="TL Data" office:value="57063" office:value-type="float">
            <text:p>57,063</text:p>
          </table:table-cell>
          <table:table-cell ns41:value-type="float" table:style-name="TL Data" office:value="51654" office:value-type="float">
            <text:p>51,654</text:p>
          </table:table-cell>
          <table:table-cell ns41:value-type="float" table:style-name="TL Data" office:value="26441" office:value-type="float">
            <text:p>26,441</text:p>
          </table:table-cell>
          <table:table-cell ns41:value-type="float" table:style-name="TL Data" office:value="26179" office:value-type="float">
            <text:p>26,179</text:p>
          </table:table-cell>
          <table:table-cell ns41:value-type="float" table:style-name="TL Data" office:value="3939" office:value-type="float">
            <text:p>3,939</text:p>
          </table:table-cell>
          <table:table-cell ns41:value-type="float" table:style-name="TL Data" office:value="6178" office:value-type="float">
            <text:p>6,178</text:p>
          </table:table-cell>
          <table:table-cell ns41:value-type="float" table:style-name="TL Data" office:value="64031" office:value-type="float">
            <text:p>64,031</text:p>
          </table:table-cell>
          <table:table-cell ns41:value-type="float" table:style-name="TL Data" office:value="59702" office:value-type="float">
            <text:p>59,702</text:p>
          </table:table-cell>
          <table:table-cell ns41:value-type="float" table:style-name="TL Data" office:value="13510" office:value-type="float">
            <text:p>13,510</text:p>
          </table:table-cell>
          <table:table-cell ns41:value-type="float" table:style-name="TL Data" office:value="15401" office:value-type="float">
            <text:p>15,401</text:p>
          </table:table-cell>
          <table:table-cell ns41:value-type="float" table:style-name="TL Data" office:value="7683" office:value-type="float">
            <text:p>7,683</text:p>
          </table:table-cell>
          <table:table-cell ns41:value-type="float" table:style-name="TL Data" office:value="7200" office:value-type="float">
            <text:p>7,20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54" office:value-type="float">
            <text:p>2,054</text:p>
          </table:table-cell>
          <table:table-cell ns41:value-type="float" table:style-name="TL Data" office:value="1602" office:value-type="float">
            <text:p>1,60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3205" office:value-type="float">
            <text:p>53,205</text:p>
          </table:table-cell>
          <table:table-cell ns41:value-type="float" table:style-name="TL Data" office:value="50857" office:value-type="float">
            <text:p>50,85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82" office:value-type="float">
            <text:p>1,082</text:p>
          </table:table-cell>
          <table:table-cell ns41:value-type="float" table:style-name="TL Data" office:value="1014" office:value-type="float">
            <text:p>1,0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450" office:value-type="float">
            <text:p>1,450</text:p>
          </table:table-cell>
          <table:table-cell ns41:value-type="float" table:style-name="TL Data" office:value="1429" office:value-type="float">
            <text:p>1,429</text:p>
          </table:table-cell>
          <table:table-cell ns41:value-type="float" table:style-name="TL Data" office:value="30128" office:value-type="float">
            <text:p>30,128</text:p>
          </table:table-cell>
          <table:table-cell ns41:value-type="float" table:style-name="TL Data" office:value="29427" office:value-type="float">
            <text:p>29,4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067" office:value-type="float">
            <text:p>1,067</text:p>
          </table:table-cell>
          <table:table-cell ns41:value-type="float" table:style-name="TL Data" office:value="993" office:value-type="float">
            <text:p>99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TOTAAL DER STEDEN EN GEMEENTEN TEN PLATTEN LANDE</text:p>
          </table:table-cell>
          <table:table-cell/>
          <table:table-cell ns41:value-type="float" table:style-name="TL Data" office:value="36730" office:value-type="float">
            <text:p>36,730</text:p>
          </table:table-cell>
          <table:table-cell ns41:value-type="float" table:style-name="TL Data" office:value="2608" office:value-type="float">
            <text:p>2,608</text:p>
          </table:table-cell>
          <table:table-cell ns41:value-type="float" table:style-name="TL Data" office:value="39338" office:value-type="float">
            <text:p>39,33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7030" office:value-type="float">
            <text:p>37,030</text:p>
          </table:table-cell>
          <table:table-cell ns41:value-type="float" table:style-name="TL Data" office:value="43054" office:value-type="float">
            <text:p>43,054</text:p>
          </table:table-cell>
          <table:table-cell ns41:value-type="float" table:style-name="TL Data" office:value="108485" office:value-type="float">
            <text:p>108,485</text:p>
          </table:table-cell>
          <table:table-cell ns41:value-type="float" table:style-name="TL Data" office:value="107278" office:value-type="float">
            <text:p>107,278</text:p>
          </table:table-cell>
          <table:table-cell ns41:value-type="float" table:style-name="TL Data" office:value="215763" office:value-type="float">
            <text:p>215,763</text:p>
          </table:table-cell>
          <table:table-cell ns41:value-type="float" table:style-name="TL Data" office:value="103753" office:value-type="float">
            <text:p>103,753</text:p>
          </table:table-cell>
          <table:table-cell ns41:value-type="float" table:style-name="TL Data" office:value="104350" office:value-type="float">
            <text:p>104,350</text:p>
          </table:table-cell>
          <table:table-cell ns41:value-type="float" table:style-name="TL Data" office:value="4082" office:value-type="float">
            <text:p>4,082</text:p>
          </table:table-cell>
          <table:table-cell ns41:value-type="float" table:style-name="TL Data" office:value="2585" office:value-type="float">
            <text:p>2,585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801" office:value-type="float">
            <text:p>1,801</text:p>
          </table:table-cell>
          <table:table-cell ns41:value-type="float" table:style-name="TL Data" office:value="13700" office:value-type="float">
            <text:p>13,700</text:p>
          </table:table-cell>
          <table:table-cell ns41:value-type="float" table:style-name="TL Data" office:value="70413" office:value-type="float">
            <text:p>70,413</text:p>
          </table:table-cell>
          <table:table-cell ns41:value-type="float" table:style-name="TL Data" office:value="65873" office:value-type="float">
            <text:p>65,873</text:p>
          </table:table-cell>
          <table:table-cell ns41:value-type="float" table:style-name="TL Data" office:value="33335" office:value-type="float">
            <text:p>33,335</text:p>
          </table:table-cell>
          <table:table-cell ns41:value-type="float" table:style-name="TL Data" office:value="33067" office:value-type="float">
            <text:p>33,067</text:p>
          </table:table-cell>
          <table:table-cell ns41:value-type="float" table:style-name="TL Data" office:value="4737" office:value-type="float">
            <text:p>4,737</text:p>
          </table:table-cell>
          <table:table-cell ns41:value-type="float" table:style-name="TL Data" office:value="8338" office:value-type="float">
            <text:p>8,338</text:p>
          </table:table-cell>
          <table:table-cell ns41:value-type="float" table:style-name="TL Data" office:value="78627" office:value-type="float">
            <text:p>78,627</text:p>
          </table:table-cell>
          <table:table-cell ns41:value-type="float" table:style-name="TL Data" office:value="75202" office:value-type="float">
            <text:p>75,202</text:p>
          </table:table-cell>
          <table:table-cell ns41:value-type="float" table:style-name="TL Data" office:value="15794" office:value-type="float">
            <text:p>15,794</text:p>
          </table:table-cell>
          <table:table-cell ns41:value-type="float" table:style-name="TL Data" office:value="18727" office:value-type="float">
            <text:p>18,727</text:p>
          </table:table-cell>
          <table:table-cell ns41:value-type="float" table:style-name="TL Data" office:value="11224" office:value-type="float">
            <text:p>11,224</text:p>
          </table:table-cell>
          <table:table-cell ns41:value-type="float" table:style-name="TL Data" office:value="11231" office:value-type="float">
            <text:p>11,23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472" office:value-type="float">
            <text:p>2,472</text:p>
          </table:table-cell>
          <table:table-cell ns41:value-type="float" table:style-name="TL Data" office:value="1853" office:value-type="float">
            <text:p>1,85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7641" office:value-type="float">
            <text:p>67,641</text:p>
          </table:table-cell>
          <table:table-cell ns41:value-type="float" table:style-name="TL Data" office:value="67004" office:value-type="float">
            <text:p>67,00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356" office:value-type="float">
            <text:p>1,356</text:p>
          </table:table-cell>
          <table:table-cell ns41:value-type="float" table:style-name="TL Data" office:value="1349" office:value-type="float">
            <text:p>1,34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35" office:value-type="float">
            <text:p>1,635</text:p>
          </table:table-cell>
          <table:table-cell ns41:value-type="float" table:style-name="TL Data" office:value="1614" office:value-type="float">
            <text:p>1,614</text:p>
          </table:table-cell>
          <table:table-cell ns41:value-type="float" table:style-name="TL Data" office:value="35076" office:value-type="float">
            <text:p>35,076</text:p>
          </table:table-cell>
          <table:table-cell ns41:value-type="float" table:style-name="TL Data" office:value="34840" office:value-type="float">
            <text:p>34,84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1647" office:value-type="float">
            <text:p>1,647</text:p>
          </table:table-cell>
          <table:table-cell ns41:value-type="float" table:style-name="TL Data" office:value="1576" office:value-type="float">
            <text:p>1,5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4" office:value-type="float">
            <text:p>124</text:p>
          </table:table-cell>
          <table:table-cell table:number-columns-repeated="944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6" table:default-cell-style-name="ce10"/>
        <table:table-column table:style-name="co4" table:default-cell-style-name="Default" table:number-columns-repeated="4"/>
        <table:table-column table:style-name="co7" table:default-cell-style-name="ce10"/>
        <table:table-column table:style-name="co4" table:default-cell-style-name="Default" table:number-columns-repeated="1016"/>
        <table:table-row table:style-name="ro4">
          <table:table-cell table:style-name="TL Metadata"/>
          <table:table-cell table:style-name="TL Metadata" table:number-columns-repeated="2"/>
          <table:table-cell table:style-name="TL Metadata" table:number-columns-repeated="2"/>
          <table:table-cell table:style-name="TL Metadata" table:number-columns-repeated="2"/>
          <table:table-cell ns41:value-type="string" table:style-name="TL Metadata" office:value-type="string">
            <text:p>Data-entry fouten</text:p>
          </table:table-cell>
          <table:table-cell ns41:value-type="string" table:style-name="TL Metadata" office:value-type="string">
            <text:p>Bronfouten</text:p>
          </table:table-cell>
          <table:table-cell table:style-name="ce2" table:number-columns-repeated="166"/>
          <table:table-cell table:number-columns-repeated="849"/>
        </table:table-row>
        <table:table-row table:style-name="ro4">
          <table:table-cell table:style-name="TL Metadata"/>
          <table:table-cell table:style-name="TL Metadata" table:number-columns-repeated="2"/>
          <table:table-cell table:style-name="TL Metadata" table:number-columns-repeated="2"/>
          <table:table-cell table:style-name="TL Metadata" table:number-columns-repeated="170"/>
          <table:table-cell table:number-columns-repeated="849"/>
        </table:table-row>
        <table:table-row table:style-name="ro4">
          <table:table-cell ns41:value-type="string" table:style-name="TL Metadata" office:value-type="string">
            <text:p>Editregel</text:p>
          </table:table-cell>
          <table:table-cell ns41:value-type="string" table:style-name="TL Metadata" office:value-type="string">
            <text:p>Deel telling</text:p>
          </table:table-cell>
          <table:table-cell ns41:value-type="string" table:style-name="TL Metadata" office:value-type="string">
            <text:p>Rolnummer</text:p>
          </table:table-cell>
          <table:table-cell ns41:value-type="string" table:style-name="TL Metadata" office:value-type="string">
            <text:p>Noten en opmerkingen</text:p>
          </table:table-cell>
          <table:table-cell table:style-name="TL Metadata" table:number-columns-repeated="171"/>
          <table:table-cell table:number-columns-repeated="849"/>
        </table:table-row>
        <table:table-row table:style-name="ro4">
          <table:table-cell table:style-name="TL Metadata" table:number-columns-repeated="175"/>
          <table:table-cell table:number-columns-repeated="84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ns41:value-type="float" table:style-name="TL Metadata" office:value="18771" office:value-type="float">
            <text:p>18771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72" office:value-type="float">
            <text:p>18772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73" office:value-type="float">
            <text:p>18773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74" office:value-type="float">
            <text:p>18774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Bronfout in kolom 64: Rooms Katholieke mannen. De gedrukte bron geeft 4 ,48. Dit moet zijn 4948. Het gegeven is hier gecorrigeerd.</text:p>
          </table:table-cell>
          <table:table-cell table:number-columns-repeated="1018"/>
        </table:table-row>
        <table:table-row table:style-name="ro4">
          <table:table-cell ns41:value-type="float" table:style-name="TL Metadata" office:value="18775" office:value-type="float">
            <text:p>18775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76" office:value-type="float">
            <text:p>18776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77" office:value-type="float">
            <text:p>18777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78" office:value-type="float">
            <text:p>18778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79" office:value-type="float">
            <text:p>18779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80" office:value-type="float">
            <text:p>18780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81" office:value-type="float">
            <text:p>18781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82" office:value-type="float">
            <text:p>18782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83" office:value-type="float">
            <text:p>18783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84" office:value-type="float">
            <text:p>18784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85" office:value-type="float">
            <text:p>18785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86" office:value-type="float">
            <text:p>18786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87" office:value-type="float">
            <text:p>18787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88" office:value-type="float">
            <text:p>18788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89" office:value-type="float">
            <text:p>18789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90" office:value-type="float">
            <text:p>18790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91" office:value-type="float">
            <text:p>18791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92" office:value-type="float">
            <text:p>18792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93" office:value-type="float">
            <text:p>18793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94" office:value-type="float">
            <text:p>18794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95" office:value-type="float">
            <text:p>18795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96" office:value-type="float">
            <text:p>18796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97" office:value-type="float">
            <text:p>18797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98" office:value-type="float">
            <text:p>18798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799" office:value-type="float">
            <text:p>18799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00" office:value-type="float">
            <text:p>18800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01" office:value-type="float">
            <text:p>18801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02" office:value-type="float">
            <text:p>18802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03" office:value-type="float">
            <text:p>18803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04" office:value-type="float">
            <text:p>18804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05" office:value-type="float">
            <text:p>18805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06" office:value-type="float">
            <text:p>18806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07" office:value-type="float">
            <text:p>18807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08" office:value-type="float">
            <text:p>18808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09" office:value-type="float">
            <text:p>18809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10" office:value-type="float">
            <text:p>18810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11" office:value-type="float">
            <text:p>18811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12" office:value-type="float">
            <text:p>18812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13" office:value-type="float">
            <text:p>18813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14" office:value-type="float">
            <text:p>18814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15" office:value-type="float">
            <text:p>18815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16" office:value-type="float">
            <text:p>18816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17" office:value-type="float">
            <text:p>18817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18" office:value-type="float">
            <text:p>18818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19" office:value-type="float">
            <text:p>18819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20" office:value-type="float">
            <text:p>18820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21" office:value-type="float">
            <text:p>18821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3003001001" office:value-type="float">
            <text:p>380413003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22" office:value-type="float">
            <text:p>18822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4003201001" office:value-type="float">
            <text:p>380414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23" office:value-type="float">
            <text:p>18823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4003201001" office:value-type="float">
            <text:p>380414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24" office:value-type="float">
            <text:p>18824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4003201001" office:value-type="float">
            <text:p>380414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25" office:value-type="float">
            <text:p>18825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4003201001" office:value-type="float">
            <text:p>380414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26" office:value-type="float">
            <text:p>18826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4003201001" office:value-type="float">
            <text:p>380414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27" office:value-type="float">
            <text:p>18827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4003201001" office:value-type="float">
            <text:p>380414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28" office:value-type="float">
            <text:p>18828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4003201001" office:value-type="float">
            <text:p>380414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29" office:value-type="float">
            <text:p>18829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4003201001" office:value-type="float">
            <text:p>380414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30" office:value-type="float">
            <text:p>18830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4003201001" office:value-type="float">
            <text:p>380414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31" office:value-type="float">
            <text:p>18831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4003201001" office:value-type="float">
            <text:p>380414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32" office:value-type="float">
            <text:p>18832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4003201001" office:value-type="float">
            <text:p>380414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Bronfout in kolom 24: geboorteplaats vrouw in de gemeente. Er zijn 9 vrouwen teweinig geteld.</text:p>
          </table:table-cell>
          <table:table-cell table:number-columns-repeated="1018"/>
        </table:table-row>
        <table:table-row table:style-name="ro4">
          <table:table-cell ns41:value-type="float" table:style-name="TL Metadata" office:value="18833" office:value-type="float">
            <text:p>18833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4003201001" office:value-type="float">
            <text:p>380414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34" office:value-type="float">
            <text:p>18834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4003201001" office:value-type="float">
            <text:p>380414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35" office:value-type="float">
            <text:p>18835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4003102001" office:value-type="float">
            <text:p>3804140031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36" office:value-type="float">
            <text:p>18836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4003102001" office:value-type="float">
            <text:p>3804140031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8837" office:value-type="float">
            <text:p>18837</text:p>
          </table:table-cell>
          <table:table-cell ns41:value-type="string" table:style-name="TL Metadata" office:value-type="string">
            <text:p>Ov-2edl</text:p>
          </table:table-cell>
          <table:table-cell ns41:value-type="float" table:style-name="TL Metadata" office:value="380414003102001" office:value-type="float">
            <text:p>3804140031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TWEEDE_20_GEDEELTE" style:page-layout-name="Mpm3" style:display-name="PageStyle_ 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30:44</meta:creation-date>
    <dc:creator>Yamit</dc:creator>
    <dc:date>2004-12-16T11:37:56</dc:date>
    <meta:document-statistic meta:object-count="0" meta:cell-count="3523" meta:table-count="2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